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5E0000005EAD37246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transition-speed="fast" presentation:duration="PT00H00M15S" presentation:background-visible="true" presentation:background-objects-visible="true" presentation:display-footer="true" presentation:display-page-number="false" presentation:display-date-time="true">
        <presentation:sound xlink:href="../../Downloads/Astronauts.mp3"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none" svg:stroke-width="0cm" dr3d:depth="1.998cm" dr3d:close-front="true" dr3d:close-back="true" dr3d:texture-generation-mode-x="parallel" dr3d:texture-generation-mode-y="parallel"/>
    </style:style>
    <style:style style:name="gr3" style:family="graphic" style:parent-style-name="standard">
      <style:graphic-properties draw:stroke="solid" draw:stroke-dash="Dash_20_2" svg:stroke-width="0cm" svg:stroke-color="#00000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 style:family="graphic" style:parent-style-name="standard">
      <style:graphic-properties draw:stroke="solid" draw:stroke-dash="Dash_20_2" svg:stroke-width="0cm" svg:stroke-color="#00000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89" dr3d:edge-rounding="10%" dr3d:back-scale="100%" dr3d:end-angle="1800" dr3d:backface-culling="enabled" dr3d:close-front="true" dr3d:close-back="true" dr3d:normals-kind="object" dr3d:normals-direction="inverse" dr3d:texture-filter="enabled" dr3d:diffuse-color="#00b8ff" dr3d:emissive-color="#000000" dr3d:specular-color="#ffffff" dr3d:shininess="15%" dr3d:shadow="hidden"/>
    </style:style>
    <style:style style:name="gr5" style:family="graphic" style:parent-style-name="standard">
      <style:graphic-properties draw:stroke="solid" svg:stroke-width="0cm" svg:stroke-color="#00000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 style:family="graphic" style:parent-style-name="standard">
      <style:graphic-properties draw:stroke="solid" svg:stroke-color="#000000" draw:fill="solid" draw:fill-color="#cfe7f5" dr3d:vertical-segments="89" dr3d:close-front="true" dr3d:close-back="true"/>
    </style:style>
    <style:style style:name="gr7" style:family="graphic" style:parent-style-name="standard">
      <style:graphic-properties draw:stroke="solid" svg:stroke-width="0cm" svg:stroke-color="#80808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 style:family="graphic" style:parent-style-name="standard">
      <style:graphic-properties draw:stroke="solid" dr3d:vertical-segments="89" dr3d:close-front="true" dr3d:close-back="true"/>
    </style:style>
    <style:style style:name="gr9" style:family="graphic" style:parent-style-name="standard">
      <style:graphic-properties draw:stroke="solid" draw:stroke-dash="Dash_20_2" svg:stroke-width="0cm" svg:stroke-color="#80808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0" style:family="graphic" style:parent-style-name="standard">
      <style:graphic-properties draw:stroke="solid" draw:stroke-dash="Dash_20_2" svg:stroke-width="0cm" svg:stroke-color="#80808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89" dr3d:edge-rounding="0%" dr3d:back-scale="100%" dr3d:end-angle="3600" dr3d:backface-culling="enabled" dr3d:close-front="true" dr3d:close-back="true" dr3d:normals-kind="object" dr3d:normals-direction="inverse" dr3d:texture-filter="enabled" dr3d:diffuse-color="#00b8ff" dr3d:emissive-color="#000000" dr3d:specular-color="#ffffff" dr3d:shininess="15%" dr3d:shadow="hidden"/>
    </style:style>
    <style:style style:name="gr11" style:family="graphic">
      <style:graphic-properties style:protect="size"/>
    </style:style>
    <style:style style:name="gr12"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00ff"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3" style:family="graphic" style:parent-style-name="standard">
      <style:graphic-properties draw:stroke="none" svg:stroke-width="0cm" draw:fill="solid" draw:fill-color="#0000ff" draw:shadow="hidden" dr3d:depth="0.306cm" dr3d:close-front="true" dr3d:close-back="true" dr3d:texture-generation-mode-x="parallel" dr3d:texture-generation-mode-y="parallel"/>
    </style:style>
    <style:style style:name="gr14"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66ff"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svg:stroke-width="0cm" draw:fill="solid" draw:fill-color="#0066ff" draw:shadow="hidden" dr3d:depth="0.306cm" dr3d:close-front="true" dr3d:close-back="true" dr3d:texture-generation-mode-x="parallel" dr3d:texture-generation-mode-y="parallel"/>
    </style:style>
    <style:style style:name="gr16"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cccc"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7" style:family="graphic" style:parent-style-name="standard">
      <style:graphic-properties draw:stroke="none" svg:stroke-width="0cm" draw:fill="solid" draw:fill-color="#00cccc" draw:shadow="hidden" dr3d:depth="0.306cm" dr3d:close-front="true" dr3d:close-back="true" dr3d:texture-generation-mode-x="parallel" dr3d:texture-generation-mode-y="parallel"/>
    </style:style>
    <style:style style:name="gr18"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cc33"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9" style:family="graphic" style:parent-style-name="standard">
      <style:graphic-properties draw:stroke="none" svg:stroke-width="0cm" draw:fill="solid" draw:fill-color="#00cc33" draw:shadow="hidden" dr3d:depth="0.306cm" dr3d:close-front="true" dr3d:close-back="true" dr3d:texture-generation-mode-x="parallel" dr3d:texture-generation-mode-y="parallel"/>
    </style:style>
    <style:style style:name="gr20"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cc00"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1" style:family="graphic" style:parent-style-name="standard">
      <style:graphic-properties draw:stroke="none" svg:stroke-width="0cm" draw:fill="solid" draw:fill-color="#00cc00" draw:shadow="hidden" dr3d:depth="0.306cm" dr3d:close-front="true" dr3d:close-back="true" dr3d:texture-generation-mode-x="parallel" dr3d:texture-generation-mode-y="parallel"/>
    </style:style>
    <style:style style:name="gr22"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66ff00"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3" style:family="graphic" style:parent-style-name="standard">
      <style:graphic-properties draw:stroke="none" svg:stroke-width="0cm" draw:fill="solid" draw:fill-color="#66ff00" draw:shadow="hidden" dr3d:depth="0.306cm" dr3d:close-front="true" dr3d:close-back="true" dr3d:texture-generation-mode-x="parallel" dr3d:texture-generation-mode-y="parallel"/>
    </style:style>
    <style:style style:name="gr24"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cc9900"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5" style:family="graphic" style:parent-style-name="standard">
      <style:graphic-properties draw:stroke="none" svg:stroke-width="0cm" draw:fill="solid" draw:fill-color="#cc9900" draw:shadow="hidden" dr3d:depth="0.306cm" dr3d:close-front="true" dr3d:close-back="true" dr3d:texture-generation-mode-x="parallel" dr3d:texture-generation-mode-y="parallel"/>
    </style:style>
    <style:style style:name="gr26"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0066"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7" style:family="graphic" style:parent-style-name="standard">
      <style:graphic-properties draw:stroke="none" svg:stroke-width="0cm" draw:fill="solid" draw:fill-color="#ff0066" draw:shadow="hidden" dr3d:depth="0.306cm" dr3d:close-front="true" dr3d:close-back="true" dr3d:texture-generation-mode-x="parallel" dr3d:texture-generation-mode-y="parallel"/>
    </style:style>
    <style:style style:name="gr28"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3300"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9" style:family="graphic" style:parent-style-name="standard">
      <style:graphic-properties draw:stroke="none" svg:stroke-width="0cm" draw:fill="solid" draw:fill-color="#ff3300" draw:shadow="hidden" dr3d:depth="0.306cm" dr3d:close-front="true" dr3d:close-back="true" dr3d:texture-generation-mode-x="parallel" dr3d:texture-generation-mode-y="parallel"/>
    </style:style>
    <style:style style:name="gr30"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00ff"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1" style:family="graphic" style:parent-style-name="standard">
      <style:graphic-properties draw:stroke="none" svg:stroke-width="0cm" draw:fill="solid" draw:fill-color="#ff00ff" draw:shadow="hidden" dr3d:depth="0.306cm" dr3d:close-front="true" dr3d:close-back="true" dr3d:texture-generation-mode-x="parallel" dr3d:texture-generation-mode-y="parallel"/>
    </style:style>
    <style:style style:name="gr32"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0000"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3" style:family="graphic" style:parent-style-name="standard">
      <style:graphic-properties draw:stroke="none" svg:stroke-width="0cm" draw:fill="solid" draw:fill-color="#ff0000" draw:shadow="hidden" dr3d:depth="0.306cm" dr3d:close-front="true" dr3d:close-back="true" dr3d:texture-generation-mode-x="parallel" dr3d:texture-generation-mode-y="parallel"/>
    </style:style>
    <style:style style:name="gr34"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6600ff"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5" style:family="graphic" style:parent-style-name="standard">
      <style:graphic-properties draw:stroke="none" svg:stroke-width="0cm" draw:fill="solid" draw:fill-color="#6600ff" draw:shadow="hidden" dr3d:depth="0.306cm" dr3d:close-front="true" dr3d:close-back="true" dr3d:texture-generation-mode-x="parallel" dr3d:texture-generation-mode-y="parallel"/>
    </style:style>
    <style:style style:name="gr36"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ff00"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7" style:family="graphic" style:parent-style-name="standard">
      <style:graphic-properties draw:stroke="none" svg:stroke-width="0cm" draw:fill="solid" draw:fill-color="#ffff00" draw:shadow="hidden" dr3d:depth="0.306cm" dr3d:close-front="true" dr3d:close-back="true" dr3d:texture-generation-mode-x="parallel" dr3d:texture-generation-mode-y="parallel"/>
    </style:style>
    <style:style style:name="gr38"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8080"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9" style:family="graphic" style:parent-style-name="standard">
      <style:graphic-properties draw:stroke="none" svg:stroke-width="0cm" draw:fill="solid" draw:fill-color="#ff8080" draw:shadow="hidden" dr3d:depth="0.306cm" dr3d:close-front="true" dr3d:close-back="true" dr3d:texture-generation-mode-x="parallel" dr3d:texture-generation-mode-y="parallel"/>
    </style:style>
    <style:style style:name="gr40"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66ccff"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1" style:family="graphic" style:parent-style-name="standard">
      <style:graphic-properties draw:stroke="none" svg:stroke-width="0cm" draw:fill="solid" draw:fill-color="#66ccff" draw:shadow="hidden" dr3d:depth="0.306cm" dr3d:close-front="true" dr3d:close-back="true" dr3d:texture-generation-mode-x="parallel" dr3d:texture-generation-mode-y="parallel"/>
    </style:style>
    <style:style style:name="gr42"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ffff"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3" style:family="graphic" style:parent-style-name="standard">
      <style:graphic-properties draw:stroke="none" svg:stroke-width="0cm" draw:fill="solid" draw:fill-color="#ffffff" draw:shadow="hidden" dr3d:depth="0.306cm" dr3d:close-front="true" dr3d:close-back="true" dr3d:texture-generation-mode-x="parallel" dr3d:texture-generation-mode-y="parallel"/>
    </style:style>
    <style:style style:name="gr44"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00cc"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5" style:family="graphic" style:parent-style-name="standard">
      <style:graphic-properties draw:stroke="none" svg:stroke-width="0cm" draw:fill="solid" draw:fill-color="#ff00cc" draw:shadow="hidden" dr3d:depth="0.306cm" dr3d:close-front="true" dr3d:close-back="true" dr3d:texture-generation-mode-x="parallel" dr3d:texture-generation-mode-y="parallel"/>
    </style:style>
    <style:style style:name="gr46"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ff66"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7" style:family="graphic" style:parent-style-name="standard">
      <style:graphic-properties draw:stroke="none" svg:stroke-width="0cm" draw:fill="solid" draw:fill-color="#ffff66" draw:shadow="hidden" dr3d:depth="0.306cm" dr3d:close-front="true" dr3d:close-back="true" dr3d:texture-generation-mode-x="parallel" dr3d:texture-generation-mode-y="parallel"/>
    </style:style>
    <style:style style:name="gr48"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c5000b"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9" style:family="graphic" style:parent-style-name="standard">
      <style:graphic-properties draw:stroke="none" svg:stroke-width="0cm" draw:fill="solid" draw:fill-color="#c5000b" draw:shadow="hidden" dr3d:depth="0.306cm" dr3d:close-front="true" dr3d:close-back="true" dr3d:texture-generation-mode-x="parallel" dr3d:texture-generation-mode-y="parallel"/>
    </style:style>
    <style:style style:name="pr1" style:family="presentation" style:parent-style-name="wine-notes">
      <style:graphic-properties draw:fill-color="#ffffff" draw:auto-grow-height="true" fo:min-height="12.572cm"/>
    </style:style>
    <style:style style:name="P1" style:family="paragraph">
      <style:text-properties fo:font-size="26.3999996185303pt"/>
    </style:style>
  </office:automatic-styles>
  <office:body>
    <office:presentation>
      <draw:page draw:name="page1" draw:style-name="dp1" draw:master-page-name="wine" presentation:presentation-page-layout-name="AL1T0" xml:id="id1" draw:id="id1">
        <office:forms form:automatic-focus="false" form:apply-design-mode="false"/>
        <dr3d:scene draw:style-name="gr1" svg:width="8.674cm" svg:height="12.808cm" svg:x="4.5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18cm" svg:height="1.892cm" svg:x="17.127cm" svg:y="18.053cm" dr3d:transform="matrix (-0.438513270182552 -0.89865886031632 0.0108795518640941 -0.882469243835746 0.432842206075322 0.184107735643587 -0.17015917711885 0.0711328153161949 -0.98284585618876 -9.32901046544434cm 3.89592090605992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6.9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171cm" svg:y="10.3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382cm" svg:y="8.8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181cm" svg:y="15.5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517cm" svg:y="15.4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8.8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3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2.764cm" svg:height="3.72cm" svg:x="12.273cm" svg:y="1.27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3.959cm" svg:height="2.972cm" svg:x="12.17cm" svg:y="10.591cm" dr3d:transform="matrix (0.717298617939492 0.177704306708848 -0.673723884153756 -0.00778483473659866 0.968913685166371 0.247276499177422 0.696722390231734 -0.172126262012642 0.69638384593221 -0.0894452333684446cm 9.6721715694592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513cm" svg:height="3.667cm" svg:x="11.534cm" svg:y="6.099cm" dr3d:transform="matrix (0.689550022818236 -0.265738393823977 -0.673723884153756 0.549229783067664 0.798248694547006 0.247276499177422 0.472088351289053 -0.540538738391476 0.69638384593221 5.5830068332476cm 7.9209226770053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63cm" svg:height="3.436cm" svg:x="14.495cm" svg:y="12.842cm" dr3d:transform="matrix (0.473878345932141 0.567040951940328 -0.673723884153756 -0.57852796655994 0.777277122307465 0.247276499177422 0.663886063390877 0.272589130304253 0.69638384593221 -5.38247542190778cm 7.4728344413300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2.908cm" svg:y="13.0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2.6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527cm" svg:height="3.664cm" svg:x="11.197cm" svg:y="8.715cm" dr3d:transform="matrix (0.485357919171769 0.557246640382899 -0.673723884153756 -0.562536180780975 0.788927993081059 0.247276499177422 0.669313630228462 0.258976453591948 0.69638384593221 -5.08253337164014cm 7.78795562367484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842cm" svg:height="3.142cm" svg:x="15.11cm" svg:y="8.409cm" dr3d:transform="matrix (0.177595048325855 0.717325676893637 -0.673723884153756 -0.860557967976913 0.445302500224286 0.247276499177422 0.477388712226816 0.53586337490361 0.69638384593221 -7.95483604332057cm 4.56976713266994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128cm" svg:y="17.0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637cm" svg:height="2.407cm" svg:x="11.461cm" svg:y="15.603cm" dr3d:transform="matrix (0.398674955758252 -0.672173042133526 -0.623892363376985 0.903326167305335 0.405247326037297 0.140628731776516 0.158303869544015 -0.619643450839741 0.768753457695515 10.0106852879511cm 7.33072392391468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05cm" svg:height="3.534cm" svg:x="13.068cm" svg:y="12.935cm" dr3d:transform="matrix (0.382654768539942 0.632195741866726 -0.673723884153756 -0.689442933372772 0.680825068998564 0.247276499177422 0.615015259758638 0.369872639416164 0.69638384593221 -4.34102585122676cm 9.733224738259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876cm" svg:height="2.976cm" svg:x="15.353cm" svg:y="15.746cm" dr3d:transform="matrix (0.677265898735989 0.389960538169204 -0.623892363376985 -0.39354699978927 0.908484627693716 0.140628731776516 0.621636277389116 0.150287923383727 0.768753457695515 -3.64868942940792cm 11.7622098845373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816cm" svg:height="1.893cm" svg:x="13.209cm" svg:y="11.591cm" dr3d:transform="matrix (-0.438513270182552 -0.89865886031632 0.0108795518640941 -0.882469243835746 0.432842206075322 0.184107735643587 -0.17015917711885 0.0711328153161949 -0.98284585618876 -9.32901046544434cm 3.89592090605992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817cm" svg:height="1.892cm" svg:x="17.734cm" svg:y="10.377cm" dr3d:transform="matrix (-0.438513270182552 -0.89865886031632 0.0108795518640941 -0.882469243835746 0.432842206075322 0.184107735643587 -0.17015917711885 0.0711328153161949 -0.98284585618876 -9.32901046544434cm 3.89592090605992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2.236cm" svg:x="10.184cm" svg:y="17.206cm" dr3d:transform="matrix (-0.629951362292766 0.776558379322966 0.0108795518640941 0.764589484235059 0.617662741529187 0.184107735643587 0.136250510981219 0.124297309825791 -0.98284585618876 7.0857854610632cm 5.92275277844155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anim:par presentation:node-type="timing-root">
          <anim:par smil:begin="id1.begin">
            <anim:audio xlink:href="../../Downloads/Astronauts.mp3" smil:repeatCount="indefinite"/>
          </anim:par>
          <anim:seq smil:dur="0s" presentation:node-type="main-sequence"/>
        </anim:par>
        <presentation:notes draw:style-name="dp2">
          <draw:page-thumbnail draw:style-name="gr11" draw:layer="layout" svg:width="15.265cm" svg:height="10.476cm" svg:x="3.16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wine" presentation:presentation-page-layout-name="AL1T0" xml:id="id2" draw:id="id2">
        <office:forms form:automatic-focus="false" form:apply-design-mode="false"/>
        <dr3d:scene draw:style-name="gr1" svg:width="8.674cm" svg:height="12.808cm" svg:x="4.8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532cm" svg:y="18.1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2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171cm" svg:y="9.8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6.0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8.8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3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468cm" svg:height="3.759cm" svg:x="12.499cm" svg:y="1.385cm" dr3d:transform="matrix (0.738948582033891 0.00714989726357094 -0.673723884153756 0.216311489260201 0.944491224188233 0.247276499177422 0.638094297674049 -0.328458835168925 0.69638384593221 2.19381011510207cm 9.4186031894925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1cm" svg:height="3.375cm" svg:x="14.588cm" svg:y="12.765cm" dr3d:transform="matrix (0.390349746792549 0.62747366725606 -0.673723884153756 -0.681073839574309 0.689197183686977 0.247276499177422 0.619488095306516 0.362331393751865 0.69638384593221 -6.57231212199497cm 6.62258201218873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85cm" svg:height="3.568cm" svg:x="11.526cm" svg:y="8.94cm" dr3d:transform="matrix (0.382654768539192 0.632195741867181 -0.673723884153756 -0.689442933373581 0.680825068997746 0.247276499177422 0.6150152597582 0.369872639416894 0.69638384593221 -6.30051129783212cm 6.78022678323083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16cm" svg:height="2.57cm" svg:x="15.19cm" svg:y="8.386cm" dr3d:transform="matrix (-0.0075368088383629 0.738944737063139 -0.673723884153756 -0.944604355145105 0.21581692518302 0.247276499177422 0.328124684766976 0.638266190841437 0.69638384593221 -8.74860886297348cm 2.3673751994010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428cm" svg:y="16.9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637cm" svg:height="2.407cm" svg:x="11.661cm" svg:y="15.503cm" dr3d:transform="matrix (0.398674955758252 -0.672173042133526 -0.623892363376985 0.903326167305335 0.405247326037297 0.140628731776516 0.158303869544015 -0.619643450839741 0.768753457695515 10.0106852879511cm 7.33072392391468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01cm" svg:height="3.408cm" svg:x="13.22cm" svg:y="12.864cm" dr3d:transform="matrix (0.298751638037335 0.675902054066109 -0.673723884153756 -0.77077349120689 0.58716484755756 0.247276499177422 0.562721675451323 0.445414251121268 0.69638384593221 -5.21772136389768cm 8.910859184910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876cm" svg:height="2.976cm" svg:x="15.853cm" svg:y="15.646cm" dr3d:transform="matrix (0.677265898735989 0.389960538169204 -0.623892363376985 -0.39354699978927 0.908484627693716 0.140628731776516 0.621636277389116 0.150287923383727 0.768753457695515 -3.64868942940792cm 11.7622098845373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805cm" svg:height="1.532cm" svg:x="13.723cm" svg:y="11.667cm" dr3d:transform="matrix (-0.25476771421481 -0.96694107739044 0.0108795518640941 -0.949956170128065 0.252364055506728 0.184107735643587 -0.180766940089643 0.0365696095576562 -0.98284585618876 -9.9820621762553cm 2.08726145391569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813cm" svg:height="1.58cm" svg:x="17.743cm" svg:y="9.93cm" dr3d:transform="matrix (-0.277645567178021 -0.960621972670633 0.0108795518640941 -0.943698899039235 0.274839461555871 0.184107735643587 -0.179848066374163 0.0408496755684385 -0.98284585618876 -9.9224919149964cm 2.31264240287533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22cm" svg:x="10.359cm" svg:y="17.059cm" dr3d:transform="matrix (-0.556397340312988 0.830845133008466 0.0108795518640941 0.817803964437604 0.545253168194668 0.184107735643587 0.147032905986248 0.1113343950889 -0.98284585618876 7.61324006560965cm 5.2047755982220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anim:par presentation:node-type="timing-root">
          <anim:par smil:begin="id2.begin">
            <anim:audio xlink:href="../../Downloads/Astronauts.mp3" smil:repeatCount="indefinite"/>
          </anim:par>
        </anim:par>
        <presentation:notes draw:style-name="dp2">
          <draw:page-thumbnail draw:style-name="gr11" draw:layer="layout" svg:width="15.265cm" svg:height="10.476cm" svg:x="3.161cm" svg:y="2.123cm" draw:page-number="2" presentation:class="page"/>
          <draw:frame presentation:style-name="pr1" draw:text-style-name="P1" draw:layer="layout" svg:width="17.271cm" svg:height="12.572cm" svg:x="2.159cm" svg:y="13.271cm" presentation:class="notes" presentation:placeholder="true">
            <draw:text-box/>
          </draw:frame>
        </presentation:notes>
      </draw:page>
      <draw:page draw:name="page3" draw:style-name="dp1" draw:master-page-name="wine" presentation:presentation-page-layout-name="AL1T0" xml:id="id3" draw:id="id3">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532cm" svg:y="18.1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5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6.0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8.8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3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5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85cm" svg:height="3.568cm" svg:x="11.526cm" svg:y="8.94cm" dr3d:transform="matrix (0.382654768539192 0.632195741867181 -0.673723884153756 -0.689442933373581 0.680825068997746 0.247276499177422 0.6150152597582 0.369872639416894 0.69638384593221 -6.30051129783212cm 6.78022678323083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26cm" svg:height="2.447cm" svg:x="15.319cm" svg:y="8.13cm" dr3d:transform="matrix (-0.300622947626049 0.675071826757274 -0.673723884153756 -0.952564382133139 -0.177413164240606 0.247276499177422 0.0474019119016532 0.71610236549863 0.69638384593221 -8.7726449158247cm -1.5199950331161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528cm" svg:y="17.0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92cm" svg:height="2.836cm" svg:x="11.89cm" svg:y="15.388cm" dr3d:transform="matrix (0.594643656023107 -0.50710673558074 -0.623892363376985 0.723710848011266 0.675622800288547 0.140628731776516 0.350202128523353 -0.535141654572791 0.768753457695515 8.00239691235029cm 10.0132054380841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835cm" svg:y="15.6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826cm" svg:height="1.82cm" svg:x="13.706cm" svg:y="11.625cm" dr3d:transform="matrix (-0.397135838158463 -0.917695353263488 0.0108795518640941 -0.901264286109803 0.392207889083292 0.184107735643587 -0.173221859570771 0.0633104283622849 -0.98284585618876 -9.51346821862109cm 3.49397283825531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25cm" svg:height="1.096cm" svg:x="18.241cm" svg:y="8.356cm" dr3d:transform="matrix (-0.0532167168619797 -0.998523718495287 0.0108795518640941 -0.981404469026696 0.0543103107210217 0.184107735643587 -0.184426812640827 -0.0008796315805852 -0.98284585618876 -10.2705151679259cm 0.100700438911492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577cm" svg:height="2.475cm" svg:x="10.678cm" svg:y="16.995cm" dr3d:transform="matrix (-0.799315361851784 0.600813271873195 0.0108795518640941 0.59217796393048 0.784493212661101 0.184107735643587 0.102079436435012 0.153602772207022 -0.98284585618876 5.38019558779211cm 7.5838767020787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12" xml:id="id4" draw:id="id4" svg:width="1.024cm" svg:height="1.532cm" svg:x="27.562cm" svg:y="-0.39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3" draw:layer="layout" svg:viewBox="26670 -2032 1017 1524" svg:d="M27178-508l509-762-509-762-508 762z"/>
        </dr3d:scene>
        <anim:par presentation:node-type="timing-root">
          <anim:par smil:begin="id3.begin">
            <anim:audio xlink:href="../../Downloads/Astronauts.mp3" smil:repeatCount="indefinite"/>
          </anim:par>
          <anim:seq presentation:node-type="main-sequence">
            <anim:par smil:begin="next">
              <anim:par smil:begin="0s">
                <anim:par smil:begin="0s" smil:fill="hold" presentation:node-type="on-click" presentation:preset-class="emphasis" presentation:preset-id="ooo-emphasis-flash-bulb">
                  <anim:transitionFilter smil:dur="0.5s" smil:targetElement="id4" smil:keySplines="0,0;0.2,0.5;0.8,0.5;1,0" smil:type="fade" smil:subtype="crossfade" smil:mode="out"/>
                  <anim:animateTransform smil:dur="0.25s" smil:fill="hold" smil:autoReverse="true" smil:targetElement="id4" smil:by="1.05,1.05" smil:attributeName="transform" svg:type="scale"/>
                </anim:par>
              </anim:par>
            </anim:par>
          </anim:seq>
        </anim:par>
        <presentation:notes draw:style-name="dp2">
          <draw:page-thumbnail draw:style-name="gr11" draw:layer="layout" svg:width="15.265cm" svg:height="10.476cm" svg:x="3.161cm" svg:y="2.123cm" draw:page-number="3" presentation:class="page"/>
          <draw:frame presentation:style-name="pr1" draw:text-style-name="P1" draw:layer="layout" svg:width="17.271cm" svg:height="12.572cm" svg:x="2.159cm" svg:y="13.271cm" presentation:class="notes" presentation:placeholder="true">
            <draw:text-box/>
          </draw:frame>
        </presentation:notes>
      </draw:page>
      <draw:page draw:name="page4" draw:style-name="dp1" draw:master-page-name="wine" presentation:presentation-page-layout-name="AL1T0" xml:id="id5" draw:id="id5">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732cm" svg:y="18.3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8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6.0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3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5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528cm" svg:y="17.0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92cm" svg:height="2.836cm" svg:x="11.89cm" svg:y="15.388cm" dr3d:transform="matrix (0.594643656023107 -0.50710673558074 -0.623892363376985 0.723710848011266 0.675622800288547 0.140628731776516 0.350202128523353 -0.535141654572791 0.768753457695515 8.00239691235029cm 10.0132054380841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9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826cm" svg:height="1.82cm" svg:x="13.606cm" svg:y="11.625cm" dr3d:transform="matrix (-0.397135838158463 -0.917695353263488 0.0108795518640941 -0.901264286109803 0.392207889083292 0.184107735643587 -0.173221859570771 0.0633104283622849 -0.98284585618876 -9.51346821862109cm 3.49397283825531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25cm" svg:height="1.096cm" svg:x="18.241cm" svg:y="8.256cm" dr3d:transform="matrix (-0.0532167168619797 -0.998523718495287 0.0108795518640941 -0.981404469026696 0.0543103107210217 0.184107735643587 -0.184426812640827 -0.0008796315805852 -0.98284585618876 -10.2705151679259cm 0.100700438911492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269cm" svg:y="17.1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14" xml:id="id6" draw:id="id6" svg:width="1.018cm" svg:height="1.526cm" svg:x="27.268cm" svg:y="-0.19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26670 -2032 1017 1524" svg:d="M27178-508l509-762-509-762-508 762z"/>
        </dr3d:scene>
        <anim:par presentation:node-type="timing-root">
          <anim:par smil:begin="id5.begin">
            <anim:audio xlink:href="../../Downloads/Astronauts.mp3" smil:repeatCount="indefinite"/>
          </anim:par>
          <anim:seq presentation:node-type="main-sequence">
            <anim:par smil:begin="0s">
              <anim:par smil:begin="0s">
                <anim:par smil:begin="2s" smil:fill="hold" smil:repeatCount="indefinite" presentation:node-type="after-previous" presentation:preset-class="emphasis" presentation:preset-id="ooo-emphasis-fill-color" presentation:preset-sub-type="2">
                  <anim:animateColor smil:dur="1s" smil:fill="hold" smil:targetElement="id6" smil:attributeName="fill-color" smil:to="#00cccc" anim:color-interpolation="rgb" anim:color-interpolation-direction="clockwise"/>
                  <anim:set smil:dur="1s" smil:fill="hold" smil:targetElement="id6" smil:attributeName="fill" smil:to="solid"/>
                  <anim:audio xlink:href="../../../../Program%20Files%20(x86)/OpenOffice%204/share/gallery/sounds/untie.wav"/>
                </anim:par>
              </anim:par>
            </anim:par>
          </anim:seq>
        </anim:par>
        <presentation:notes draw:style-name="dp2">
          <draw:page-thumbnail draw:style-name="gr11" draw:layer="layout" svg:width="15.265cm" svg:height="10.476cm" svg:x="3.161cm" svg:y="2.123cm" draw:page-number="4" presentation:class="page"/>
          <draw:frame presentation:style-name="pr1" draw:text-style-name="P1" draw:layer="layout" svg:width="17.271cm" svg:height="12.572cm" svg:x="2.159cm" svg:y="13.271cm" presentation:class="notes" presentation:placeholder="true">
            <draw:text-box/>
          </draw:frame>
        </presentation:notes>
      </draw:page>
      <draw:page draw:name="page5" draw:style-name="dp1" draw:master-page-name="wine" presentation:presentation-page-layout-name="AL1T0" xml:id="id7" draw:id="id7">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632cm" svg:y="18.2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8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2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4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928cm" svg:y="17.3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281cm" svg:height="2.971cm" svg:x="12.146cm" svg:y="15.517cm" dr3d:transform="matrix (0.679874366228868 -0.385394817122361 -0.623892363376985 0.582757295157453 0.80038584116643 0.140628731776516 0.445157029693643 -0.45918769604109 0.768753457695515 6.47550364201302cm 11.2348762746706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7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38cm" svg:x="13.516cm" svg:y="11.569cm" dr3d:transform="matrix (-0.571692766137238 -0.820395646318029 0.0108795518640941 -0.80527267110358 0.563595836437681 0.184107735643587 -0.157172854908381 0.0964920548673363 -0.98284585618876 -8.57500071609318cm 5.2169870893712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1.195cm" svg:x="18.236cm" svg:y="8.066cm" dr3d:transform="matrix (0.0869642932936449 -0.996152020046719 0.0108795518640941 -0.979353996248184 -0.0834870751008627 0.184107735643587 -0.182490990804046 -0.0266657317156282 -0.98284585618876 -10.2297382130018cm -1.28466237701506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369cm" svg:y="17.4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16" xml:id="id8" draw:id="id8" svg:width="1.018cm" svg:height="1.526cm" svg:x="26.668cm" svg:y="0.408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7" draw:layer="layout" svg:viewBox="26670 -2032 1017 1524" svg:d="M27178-508l509-762-509-762-508 762z"/>
        </dr3d:scene>
        <anim:par presentation:node-type="timing-root">
          <anim:par smil:begin="id7.begin">
            <anim:audio xlink:href="../../Downloads/Astronauts.mp3" smil:repeatCount="indefinite"/>
          </anim:par>
          <anim:seq presentation:node-type="main-sequence">
            <anim:par smil:begin="0s">
              <anim:par smil:begin="0s">
                <anim:par smil:begin="2s" smil:fill="hold" smil:repeatCount="indefinite" presentation:node-type="after-previous" presentation:preset-class="emphasis" presentation:preset-id="ooo-emphasis-flash-bulb">
                  <anim:transitionFilter smil:dur="0.5s" smil:targetElement="id8" smil:keySplines="0,0;0.2,0.5;0.8,0.5;1,0" smil:type="fade" smil:subtype="crossfade" smil:mode="out"/>
                  <anim:animateTransform smil:dur="0.25s" smil:fill="hold" smil:autoReverse="true" smil:targetElement="id8" smil:by="1.05,1.05" smil:attributeName="transform" svg:type="scale"/>
                  <anim:audio xlink:href="../../../../Program%20Files%20(x86)/OpenOffice%204/share/gallery/sounds/untie.wav"/>
                </anim:par>
              </anim:par>
            </anim:par>
          </anim:seq>
        </anim:par>
        <presentation:notes draw:style-name="dp2">
          <draw:page-thumbnail draw:style-name="gr11" draw:layer="layout" svg:width="15.265cm" svg:height="10.476cm" svg:x="3.161cm" svg:y="2.123cm" draw:page-number="5" presentation:class="page"/>
          <draw:frame presentation:style-name="pr1" draw:text-style-name="P1" draw:layer="layout" svg:width="17.271cm" svg:height="12.572cm" svg:x="2.159cm" svg:y="13.271cm" presentation:class="notes" presentation:placeholder="true">
            <draw:text-box/>
          </draw:frame>
        </presentation:notes>
      </draw:page>
      <draw:page draw:name="page6" draw:style-name="dp1" draw:master-page-name="wine" presentation:presentation-page-layout-name="AL1T0" xml:id="id9" draw:id="id9">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632cm" svg:y="18.2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8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2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4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928cm" svg:y="17.3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281cm" svg:height="2.971cm" svg:x="12.146cm" svg:y="15.517cm" dr3d:transform="matrix (0.679874366228868 -0.385394817122361 -0.623892363376985 0.582757295157453 0.80038584116643 0.140628731776516 0.445157029693643 -0.45918769604109 0.768753457695515 6.47550364201302cm 11.2348762746706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7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38cm" svg:x="13.516cm" svg:y="11.569cm" dr3d:transform="matrix (-0.571692766137238 -0.820395646318029 0.0108795518640941 -0.80527267110358 0.563595836437681 0.184107735643587 -0.157172854908381 0.0964920548673363 -0.98284585618876 -8.57500071609318cm 5.2169870893712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1.195cm" svg:x="18.236cm" svg:y="8.066cm" dr3d:transform="matrix (0.0869642932936449 -0.996152020046719 0.0108795518640941 -0.979353996248184 -0.0834870751008627 0.184107735643587 -0.182490990804046 -0.0266657317156282 -0.98284585618876 -10.2297382130018cm -1.28466237701506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369cm" svg:y="17.4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18" xml:id="id10" draw:id="id10" svg:width="1.02cm" svg:height="1.528cm" svg:x="25.766cm" svg:y="1.008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9" draw:layer="layout" svg:viewBox="26670 -2032 1017 1524" svg:d="M27178-508l509-762-509-762-508 762z"/>
        </dr3d:scene>
        <anim:par presentation:node-type="timing-root">
          <anim:par smil:begin="id9.begin">
            <anim:audio xlink:href="../../Downloads/Astronauts.mp3" smil:repeatCount="indefinite"/>
          </anim:par>
          <anim:seq presentation:node-type="main-sequence">
            <anim:par smil:begin="0s">
              <anim:par smil:begin="0s">
                <anim:par smil:begin="2s" smil:fill="hold" smil:repeatCount="indefinite" presentation:node-type="after-previous" presentation:preset-class="emphasis" presentation:preset-id="ooo-emphasis-flash-bulb">
                  <anim:transitionFilter smil:dur="0.5s" smil:targetElement="id10" smil:keySplines="0,0;0.2,0.5;0.8,0.5;1,0" smil:type="fade" smil:subtype="crossfade" smil:mode="out"/>
                  <anim:animateTransform smil:dur="0.25s" smil:fill="hold" smil:autoReverse="true" smil:targetElement="id10" smil:by="1.05,1.05" smil:attributeName="transform" svg:type="scale"/>
                  <anim:audio xlink:href="../../../../Program%20Files%20(x86)/OpenOffice%204/share/gallery/sounds/untie.wav"/>
                </anim:par>
              </anim:par>
            </anim:par>
          </anim:seq>
        </anim:par>
        <presentation:notes draw:style-name="dp2">
          <draw:page-thumbnail draw:style-name="gr11" draw:layer="layout" svg:width="15.265cm" svg:height="10.476cm" svg:x="3.161cm" svg:y="2.123cm" draw:page-number="6" presentation:class="page"/>
          <draw:frame presentation:style-name="pr1" draw:text-style-name="P1" draw:layer="layout" svg:width="17.271cm" svg:height="12.572cm" svg:x="2.159cm" svg:y="13.271cm" presentation:class="notes" presentation:placeholder="true">
            <draw:text-box/>
          </draw:frame>
        </presentation:notes>
      </draw:page>
      <draw:page draw:name="page7" draw:style-name="dp1" draw:master-page-name="wine" presentation:presentation-page-layout-name="AL1T0" xml:id="id11" draw:id="id11">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632cm" svg:y="18.2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8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2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4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928cm" svg:y="17.3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281cm" svg:height="2.971cm" svg:x="12.146cm" svg:y="15.517cm" dr3d:transform="matrix (0.679874366228868 -0.385394817122361 -0.623892363376985 0.582757295157453 0.80038584116643 0.140628731776516 0.445157029693643 -0.45918769604109 0.768753457695515 6.47550364201302cm 11.2348762746706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7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38cm" svg:x="13.516cm" svg:y="11.569cm" dr3d:transform="matrix (-0.571692766137238 -0.820395646318029 0.0108795518640941 -0.80527267110358 0.563595836437681 0.184107735643587 -0.157172854908381 0.0964920548673363 -0.98284585618876 -8.57500071609318cm 5.2169870893712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1.195cm" svg:x="18.236cm" svg:y="8.066cm" dr3d:transform="matrix (0.0869642932936449 -0.996152020046719 0.0108795518640941 -0.979353996248184 -0.0834870751008627 0.184107735643587 -0.182490990804046 -0.0266657317156282 -0.98284585618876 -10.2297382130018cm -1.28466237701506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369cm" svg:y="17.4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20" xml:id="id12" draw:id="id12" svg:width="1.022cm" svg:height="1.528cm" svg:x="24.964cm" svg:y="1.808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1" draw:layer="layout" svg:viewBox="26670 -2032 1017 1524" svg:d="M27178-508l509-762-509-762-508 762z"/>
        </dr3d:scene>
        <anim:par presentation:node-type="timing-root">
          <anim:par smil:begin="id11.begin">
            <anim:audio xlink:href="../../Downloads/Astronauts.mp3" smil:repeatCount="indefinite"/>
          </anim:par>
          <anim:seq presentation:node-type="main-sequence">
            <anim:par smil:begin="0s">
              <anim:par smil:begin="0s">
                <anim:par smil:begin="2s" smil:fill="hold" smil:repeatCount="indefinite" presentation:node-type="after-previous" presentation:preset-class="emphasis" presentation:preset-id="ooo-emphasis-flash-bulb">
                  <anim:transitionFilter smil:dur="0.5s" smil:targetElement="id12" smil:keySplines="0,0;0.2,0.5;0.8,0.5;1,0" smil:type="fade" smil:subtype="crossfade" smil:mode="out"/>
                  <anim:animateTransform smil:dur="0.25s" smil:fill="hold" smil:autoReverse="true" smil:targetElement="id12" smil:by="1.05,1.05" smil:attributeName="transform" svg:type="scale"/>
                  <anim:audio xlink:href="../../../../Program%20Files%20(x86)/OpenOffice%204/share/gallery/sounds/untie.wav"/>
                </anim:par>
              </anim:par>
            </anim:par>
          </anim:seq>
        </anim:par>
        <presentation:notes draw:style-name="dp2">
          <draw:page-thumbnail draw:style-name="gr11" draw:layer="layout" svg:width="15.265cm" svg:height="10.476cm" svg:x="3.161cm" svg:y="2.123cm" draw:page-number="7" presentation:class="page"/>
          <draw:frame presentation:style-name="pr1" draw:text-style-name="P1" draw:layer="layout" svg:width="17.271cm" svg:height="12.572cm" svg:x="2.159cm" svg:y="13.271cm" presentation:class="notes" presentation:placeholder="true">
            <draw:text-box/>
          </draw:frame>
        </presentation:notes>
      </draw:page>
      <draw:page draw:name="page8" draw:style-name="dp1" draw:master-page-name="wine" presentation:presentation-page-layout-name="AL1T0" xml:id="id13" draw:id="id13">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632cm" svg:y="18.2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8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2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4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928cm" svg:y="17.3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281cm" svg:height="2.971cm" svg:x="12.146cm" svg:y="15.517cm" dr3d:transform="matrix (0.679874366228868 -0.385394817122361 -0.623892363376985 0.582757295157453 0.80038584116643 0.140628731776516 0.445157029693643 -0.45918769604109 0.768753457695515 6.47550364201302cm 11.2348762746706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7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38cm" svg:x="13.516cm" svg:y="11.569cm" dr3d:transform="matrix (-0.571692766137238 -0.820395646318029 0.0108795518640941 -0.80527267110358 0.563595836437681 0.184107735643587 -0.157172854908381 0.0964920548673363 -0.98284585618876 -8.57500071609318cm 5.2169870893712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1.195cm" svg:x="18.236cm" svg:y="8.066cm" dr3d:transform="matrix (0.0869642932936449 -0.996152020046719 0.0108795518640941 -0.979353996248184 -0.0834870751008627 0.184107735643587 -0.182490990804046 -0.0266657317156282 -0.98284585618876 -10.2297382130018cm -1.28466237701506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369cm" svg:y="17.4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22" xml:id="id14" draw:id="id14" svg:width="1.024cm" svg:height="1.528cm" svg:x="24.376cm" svg:y="2.794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3" draw:layer="layout" svg:viewBox="26670 -2032 1017 1524" svg:d="M27178-508l509-762-509-762-508 762z"/>
        </dr3d:scene>
        <anim:par presentation:node-type="timing-root">
          <anim:par smil:begin="id13.begin">
            <anim:audio xlink:href="../../Downloads/Astronauts.mp3" smil:repeatCount="indefinite"/>
          </anim:par>
          <anim:seq presentation:node-type="main-sequence">
            <anim:par smil:begin="0s">
              <anim:par smil:begin="0s">
                <anim:par smil:begin="2s" smil:fill="hold" smil:repeatCount="indefinite" presentation:node-type="after-previous" presentation:preset-class="emphasis" presentation:preset-id="ooo-emphasis-flash-bulb">
                  <anim:transitionFilter smil:dur="0.5s" smil:targetElement="id14" smil:keySplines="0,0;0.2,0.5;0.8,0.5;1,0" smil:type="fade" smil:subtype="crossfade" smil:mode="out"/>
                  <anim:animateTransform smil:dur="0.25s" smil:fill="hold" smil:autoReverse="true" smil:targetElement="id14" smil:by="1.05,1.05" smil:attributeName="transform" svg:type="scale"/>
                  <anim:audio xlink:href="../../../../Program%20Files%20(x86)/OpenOffice%204/share/gallery/sounds/untie.wav"/>
                </anim:par>
              </anim:par>
            </anim:par>
          </anim:seq>
        </anim:par>
        <presentation:notes draw:style-name="dp2">
          <draw:page-thumbnail draw:style-name="gr11" draw:layer="layout" svg:width="15.265cm" svg:height="10.476cm" svg:x="3.161cm" svg:y="2.123cm" draw:page-number="8" presentation:class="page"/>
          <draw:frame presentation:style-name="pr1" draw:text-style-name="P1" draw:layer="layout" svg:width="17.271cm" svg:height="12.572cm" svg:x="2.159cm" svg:y="13.271cm" presentation:class="notes" presentation:placeholder="true">
            <draw:text-box/>
          </draw:frame>
        </presentation:notes>
      </draw:page>
      <draw:page draw:name="page9" draw:style-name="dp1" draw:master-page-name="wine" presentation:presentation-page-layout-name="AL1T0" xml:id="id15" draw:id="id15">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632cm" svg:y="18.2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8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2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4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928cm" svg:y="17.3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281cm" svg:height="2.971cm" svg:x="12.146cm" svg:y="15.517cm" dr3d:transform="matrix (0.679874366228868 -0.385394817122361 -0.623892363376985 0.582757295157453 0.80038584116643 0.140628731776516 0.445157029693643 -0.45918769604109 0.768753457695515 6.47550364201302cm 11.2348762746706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7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38cm" svg:x="13.516cm" svg:y="11.569cm" dr3d:transform="matrix (-0.571692766137238 -0.820395646318029 0.0108795518640941 -0.80527267110358 0.563595836437681 0.184107735643587 -0.157172854908381 0.0964920548673363 -0.98284585618876 -8.57500071609318cm 5.2169870893712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1.195cm" svg:x="18.236cm" svg:y="8.066cm" dr3d:transform="matrix (0.0869642932936449 -0.996152020046719 0.0108795518640941 -0.979353996248184 -0.0834870751008627 0.184107735643587 -0.182490990804046 -0.0266657317156282 -0.98284585618876 -10.2297382130018cm -1.28466237701506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369cm" svg:y="17.4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24" xml:id="id16" draw:id="id16" svg:width="1.026cm" svg:height="1.528cm" svg:x="23.366cm" svg:y="3.81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5" draw:layer="layout" svg:viewBox="26670 -2032 1017 1524" svg:d="M27178-508l509-762-509-762-508 762z"/>
        </dr3d:scene>
        <dr3d:scene draw:style-name="gr26" xml:id="id17" draw:id="id17" svg:width="1.028cm" svg:height="1.53cm" svg:x="0.76cm" svg:y="0.254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7" draw:layer="layout" svg:viewBox="26670 -2032 1017 1524" svg:d="M27178-508l509-762-509-762-508 762z"/>
        </dr3d:scene>
        <anim:par presentation:node-type="timing-root">
          <anim:par smil:begin="id15.begin">
            <anim:audio xlink:href="../../Downloads/Astronauts.mp3" smil:repeatCount="indefinite"/>
          </anim:par>
          <anim:seq presentation:node-type="main-sequence">
            <anim:par smil:begin="0s">
              <anim:par smil:begin="0s">
                <anim:par smil:begin="2s" smil:fill="hold" smil:repeatCount="indefinite" presentation:node-type="after-previous" presentation:preset-class="emphasis" presentation:preset-id="ooo-emphasis-flash-bulb">
                  <anim:transitionFilter smil:dur="0.5s" smil:targetElement="id16" smil:keySplines="0,0;0.2,0.5;0.8,0.5;1,0" smil:type="fade" smil:subtype="crossfade" smil:mode="out"/>
                  <anim:animateTransform smil:dur="0.25s" smil:fill="hold" smil:autoReverse="true" smil:targetElement="id16" smil:by="1.05,1.05" smil:attributeName="transform" svg:type="scale"/>
                  <anim:audio xlink:href="../../../../Program%20Files%20(x86)/OpenOffice%204/share/gallery/sounds/untie.wav"/>
                </anim:par>
              </anim:par>
              <anim:par smil:begin="2.5s">
                <anim:par smil:begin="0s" smil:fill="hold" presentation:node-type="after-previous" presentation:preset-class="entrance" presentation:preset-id="ooo-entrance-spiral-in">
                  <anim:set smil:begin="0s" smil:dur="0.001s" smil:fill="hold" smil:targetElement="id17" smil:attributeName="visibility" smil:to="visible"/>
                  <anim:animate smil:dur="1s" smil:fill="hold" smil:targetElement="id17" smil:attributeName="width" smil:values="0;width" smil:keyTimes="0;1"/>
                  <anim:animate smil:dur="1s" smil:fill="hold" smil:targetElement="id17" smil:attributeName="height" smil:values="0;height" smil:keyTimes="0;1"/>
                  <anim:animate smil:dur="1s" smil:fill="hold" smil:targetElement="id17" smil:attributeName="x" smil:values="0;1" smil:keyTimes="0;1" anim:formula="x+(cos(-2*pi*(1-$))*-x-sin(-2*pi*(1-$))*(1-y))*(1-$)"/>
                  <anim:animate smil:dur="1s" smil:fill="hold" smil:targetElement="id17" smil:attributeName="y" smil:values="0;1" smil:keyTimes="0;1" anim:formula="y+(sin(-2*pi*(1-$))*-x+cos(-2*pi*(1-$))*(1-y))*(1-$)"/>
                </anim:par>
              </anim:par>
              <anim:par smil:begin="3.5s">
                <anim:par smil:begin="1s" smil:fill="hold" smil:repeatCount="indefinite" presentation:node-type="after-previous" presentation:preset-class="emphasis" presentation:preset-id="ooo-emphasis-flash-bulb">
                  <anim:transitionFilter smil:dur="0.5s" smil:targetElement="id17" smil:keySplines="0,0;0.2,0.5;0.8,0.5;1,0" smil:type="fade" smil:subtype="crossfade" smil:mode="out"/>
                  <anim:animateTransform smil:dur="0.25s" smil:fill="hold" smil:autoReverse="true" smil:targetElement="id17" smil:by="1.05,1.05" smil:attributeName="transform" svg:type="scale"/>
                </anim:par>
              </anim:par>
            </anim:par>
          </anim:seq>
        </anim:par>
        <presentation:notes draw:style-name="dp2">
          <draw:page-thumbnail draw:style-name="gr11" draw:layer="layout" svg:width="15.265cm" svg:height="10.476cm" svg:x="3.161cm" svg:y="2.123cm" draw:page-number="9" presentation:class="page"/>
          <draw:frame presentation:style-name="pr1" draw:text-style-name="P1" draw:layer="layout" svg:width="17.271cm" svg:height="12.572cm" svg:x="2.159cm" svg:y="13.271cm" presentation:class="notes" presentation:placeholder="true">
            <draw:text-box/>
          </draw:frame>
        </presentation:notes>
      </draw:page>
      <draw:page draw:name="page10" draw:style-name="dp1" draw:master-page-name="wine" presentation:presentation-page-layout-name="AL1T0" xml:id="id18" draw:id="id18">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632cm" svg:y="18.2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8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2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4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928cm" svg:y="17.3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281cm" svg:height="2.971cm" svg:x="12.146cm" svg:y="15.517cm" dr3d:transform="matrix (0.679874366228868 -0.385394817122361 -0.623892363376985 0.582757295157453 0.80038584116643 0.140628731776516 0.445157029693643 -0.45918769604109 0.768753457695515 6.47550364201302cm 11.2348762746706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7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38cm" svg:x="13.516cm" svg:y="11.569cm" dr3d:transform="matrix (-0.571692766137238 -0.820395646318029 0.0108795518640941 -0.80527267110358 0.563595836437681 0.184107735643587 -0.157172854908381 0.0964920548673363 -0.98284585618876 -8.57500071609318cm 5.2169870893712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1.195cm" svg:x="18.236cm" svg:y="8.066cm" dr3d:transform="matrix (0.0869642932936449 -0.996152020046719 0.0108795518640941 -0.979353996248184 -0.0834870751008627 0.184107735643587 -0.182490990804046 -0.0266657317156282 -0.98284585618876 -10.2297382130018cm -1.28466237701506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369cm" svg:y="17.4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28" xml:id="id19" draw:id="id19" svg:width="1.028cm" svg:height="1.528cm" svg:x="21.842cm" svg:y="4.82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6670 -2032 1017 1524" svg:d="M27178-508l509-762-509-762-508 762z"/>
        </dr3d:scene>
        <dr3d:scene draw:style-name="gr30" xml:id="id20" draw:id="id20" svg:width="1.03cm" svg:height="1.53cm" svg:x="1.51cm" svg:y="1.77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1" draw:layer="layout" svg:viewBox="26670 -2032 1017 1524" svg:d="M27178-508l509-762-509-762-508 762z"/>
        </dr3d:scene>
        <dr3d:scene draw:style-name="gr18" xml:id="id21" draw:id="id21" svg:width="1.032cm" svg:height="1.53cm" svg:x="-0.27cm" svg:y="19.80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9" draw:layer="layout" svg:viewBox="26670 -2032 1017 1524" svg:d="M27178-508l509-762-509-762-508 762z"/>
        </dr3d:scene>
        <anim:par presentation:node-type="timing-root">
          <anim:par smil:begin="id18.begin">
            <anim:audio xlink:href="../../Downloads/Astronauts.mp3" smil:repeatCount="indefinite"/>
          </anim:par>
          <anim:seq presentation:node-type="main-sequence">
            <anim:par smil:begin="0s">
              <anim:par smil:begin="0s">
                <anim:par smil:begin="2s" smil:fill="hold" smil:repeatCount="indefinite" presentation:node-type="after-previous" presentation:preset-class="emphasis" presentation:preset-id="ooo-emphasis-flash-bulb">
                  <anim:transitionFilter smil:dur="0.5s" smil:targetElement="id19" smil:keySplines="0,0;0.2,0.5;0.8,0.5;1,0" smil:type="fade" smil:subtype="crossfade" smil:mode="out"/>
                  <anim:animateTransform smil:dur="0.25s" smil:fill="hold" smil:autoReverse="true" smil:targetElement="id19" smil:by="1.05,1.05" smil:attributeName="transform" svg:type="scale"/>
                  <anim:audio xlink:href="../../../../Program%20Files%20(x86)/OpenOffice%204/share/gallery/sounds/untie.wav"/>
                </anim:par>
              </anim:par>
              <anim:par smil:begin="2.5s">
                <anim:par smil:begin="1s" smil:fill="hold" smil:repeatCount="indefinite" presentation:node-type="after-previous" presentation:preset-class="emphasis" presentation:preset-id="ooo-emphasis-flash-bulb">
                  <anim:transitionFilter smil:dur="0.5s" smil:targetElement="id20" smil:keySplines="0,0;0.2,0.5;0.8,0.5;1,0" smil:type="fade" smil:subtype="crossfade" smil:mode="out"/>
                  <anim:animateTransform smil:dur="0.25s" smil:fill="hold" smil:autoReverse="true" smil:targetElement="id20" smil:by="1.05,1.05" smil:attributeName="transform" svg:type="scale"/>
                </anim:par>
              </anim:par>
              <anim:par smil:begin="4s">
                <anim:par smil:begin="3s" smil:fill="hold" smil:repeatCount="indefinite" presentation:node-type="after-previous" presentation:preset-class="emphasis" presentation:preset-id="ooo-emphasis-flash-bulb">
                  <anim:transitionFilter smil:dur="0.5s" smil:targetElement="id21" smil:keySplines="0,0;0.2,0.5;0.8,0.5;1,0" smil:type="fade" smil:subtype="crossfade" smil:mode="out"/>
                  <anim:animateTransform smil:dur="0.25s" smil:fill="hold" smil:autoReverse="true" smil:targetElement="id21" smil:by="1.05,1.05" smil:attributeName="transform" svg:type="scale"/>
                </anim:par>
              </anim:par>
            </anim:par>
          </anim:seq>
        </anim:par>
        <presentation:notes draw:style-name="dp2">
          <draw:page-thumbnail draw:style-name="gr11" draw:layer="layout" svg:width="15.265cm" svg:height="10.476cm" svg:x="3.161cm" svg:y="2.123cm" draw:page-number="10" presentation:class="page"/>
          <draw:frame presentation:style-name="pr1" draw:text-style-name="P1" draw:layer="layout" svg:width="17.271cm" svg:height="12.572cm" svg:x="2.159cm" svg:y="13.271cm" presentation:class="notes" presentation:placeholder="true">
            <draw:text-box/>
          </draw:frame>
        </presentation:notes>
      </draw:page>
      <draw:page draw:name="page11" draw:style-name="dp1" draw:master-page-name="wine" presentation:presentation-page-layout-name="AL1T0" xml:id="id22" draw:id="id22">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632cm" svg:y="18.2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8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2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4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928cm" svg:y="17.3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281cm" svg:height="2.971cm" svg:x="12.146cm" svg:y="15.517cm" dr3d:transform="matrix (0.679874366228868 -0.385394817122361 -0.623892363376985 0.582757295157453 0.80038584116643 0.140628731776516 0.445157029693643 -0.45918769604109 0.768753457695515 6.47550364201302cm 11.2348762746706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7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38cm" svg:x="13.516cm" svg:y="11.569cm" dr3d:transform="matrix (-0.571692766137238 -0.820395646318029 0.0108795518640941 -0.80527267110358 0.563595836437681 0.184107735643587 -0.157172854908381 0.0964920548673363 -0.98284585618876 -8.57500071609318cm 5.2169870893712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1.195cm" svg:x="18.236cm" svg:y="8.066cm" dr3d:transform="matrix (0.0869642932936449 -0.996152020046719 0.0108795518640941 -0.979353996248184 -0.0834870751008627 0.184107735643587 -0.182490990804046 -0.0266657317156282 -0.98284585618876 -10.2297382130018cm -1.28466237701506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369cm" svg:y="17.4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2" xml:id="id23" draw:id="id23" svg:width="1.03cm" svg:height="1.528cm" svg:x="20.811cm" svg:y="5.588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3" draw:layer="layout" svg:viewBox="26670 -2032 1017 1524" svg:d="M27178-508l509-762-509-762-508 762z"/>
        </dr3d:scene>
        <dr3d:scene draw:style-name="gr34" xml:id="id25" draw:id="id25" svg:width="1.032cm" svg:height="1.53cm" svg:x="1.762cm" svg:y="3.04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6670 -2032 1017 1524" svg:d="M27178-508l509-762-509-762-508 762z"/>
        </dr3d:scene>
        <dr3d:scene draw:style-name="gr20" xml:id="id26" draw:id="id26" svg:width="1.034cm" svg:height="1.53cm" svg:x="0.506cm" svg:y="18.54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1" draw:layer="layout" svg:viewBox="26670 -2032 1017 1524" svg:d="M27178-508l509-762-509-762-508 762z"/>
        </dr3d:scene>
        <dr3d:scene draw:style-name="gr16" xml:id="id24" draw:id="id24" svg:width="1.034cm" svg:height="1.53cm" svg:x="21.064cm" svg:y="20.06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7" draw:layer="layout" svg:viewBox="26670 -2032 1017 1524" svg:d="M27178-508l509-762-509-762-508 762z"/>
        </dr3d:scene>
        <anim:par presentation:node-type="timing-root">
          <anim:par smil:begin="id22.begin">
            <anim:audio xlink:href="../../Downloads/Astronauts.mp3" smil:repeatCount="indefinite"/>
          </anim:par>
          <anim:seq presentation:node-type="main-sequence">
            <anim:par smil:begin="0s">
              <anim:par smil:begin="0s">
                <anim:par smil:begin="2s" smil:fill="hold" smil:repeatCount="indefinite" presentation:node-type="after-previous" presentation:preset-class="emphasis" presentation:preset-id="ooo-emphasis-flash-bulb">
                  <anim:transitionFilter smil:dur="0.5s" smil:targetElement="id23" smil:keySplines="0,0;0.2,0.5;0.8,0.5;1,0" smil:type="fade" smil:subtype="crossfade" smil:mode="out"/>
                  <anim:animateTransform smil:dur="0.25s" smil:fill="hold" smil:autoReverse="true" smil:targetElement="id23" smil:by="1.05,1.05" smil:attributeName="transform" svg:type="scale"/>
                  <anim:audio xlink:href="../../../../Program%20Files%20(x86)/OpenOffice%204/share/gallery/sounds/untie.wav"/>
                </anim:par>
              </anim:par>
              <anim:par smil:begin="2.5s">
                <anim:par smil:begin="5s" smil:fill="hold" smil:repeatCount="indefinite" presentation:node-type="after-previous" presentation:preset-class="emphasis" presentation:preset-id="ooo-emphasis-flash-bulb">
                  <anim:transitionFilter smil:dur="0.5s" smil:targetElement="id24" smil:keySplines="0,0;0.2,0.5;0.8,0.5;1,0" smil:type="fade" smil:subtype="crossfade" smil:mode="out"/>
                  <anim:animateTransform smil:dur="0.25s" smil:fill="hold" smil:autoReverse="true" smil:targetElement="id24" smil:by="1.05,1.05" smil:attributeName="transform" svg:type="scale"/>
                </anim:par>
              </anim:par>
              <anim:par smil:begin="8s">
                <anim:par smil:begin="1s" smil:fill="hold" smil:repeatCount="indefinite" presentation:node-type="after-previous" presentation:preset-class="emphasis" presentation:preset-id="ooo-emphasis-flash-bulb">
                  <anim:transitionFilter smil:dur="0.5s" smil:targetElement="id25" smil:keySplines="0,0;0.2,0.5;0.8,0.5;1,0" smil:type="fade" smil:subtype="crossfade" smil:mode="out"/>
                  <anim:animateTransform smil:dur="0.25s" smil:fill="hold" smil:autoReverse="true" smil:targetElement="id25" smil:by="1.05,1.05" smil:attributeName="transform" svg:type="scale"/>
                </anim:par>
              </anim:par>
              <anim:par smil:begin="9.5s">
                <anim:par smil:begin="3s" smil:fill="hold" smil:repeatCount="indefinite" presentation:node-type="after-previous" presentation:preset-class="emphasis" presentation:preset-id="ooo-emphasis-flash-bulb">
                  <anim:transitionFilter smil:dur="0.5s" smil:targetElement="id26" smil:keySplines="0,0;0.2,0.5;0.8,0.5;1,0" smil:type="fade" smil:subtype="crossfade" smil:mode="out"/>
                  <anim:animateTransform smil:dur="0.25s" smil:fill="hold" smil:autoReverse="true" smil:targetElement="id26" smil:by="1.05,1.05" smil:attributeName="transform" svg:type="scale"/>
                </anim:par>
              </anim:par>
            </anim:par>
          </anim:seq>
        </anim:par>
        <presentation:notes draw:style-name="dp2">
          <draw:page-thumbnail draw:style-name="gr11" draw:layer="layout" svg:width="15.265cm" svg:height="10.476cm" svg:x="3.161cm" svg:y="2.123cm" draw:page-number="11" presentation:class="page"/>
          <draw:frame presentation:style-name="pr1" draw:text-style-name="P1" draw:layer="layout" svg:width="17.271cm" svg:height="12.572cm" svg:x="2.159cm" svg:y="13.271cm" presentation:class="notes" presentation:placeholder="true">
            <draw:text-box/>
          </draw:frame>
        </presentation:notes>
      </draw:page>
      <draw:page draw:name="page12" draw:style-name="dp1" draw:master-page-name="wine" presentation:presentation-page-layout-name="AL1T0" xml:id="id27" draw:id="id27">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632cm" svg:y="18.2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8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2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4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928cm" svg:y="17.3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281cm" svg:height="2.971cm" svg:x="12.146cm" svg:y="15.517cm" dr3d:transform="matrix (0.679874366228868 -0.385394817122361 -0.623892363376985 0.582757295157453 0.80038584116643 0.140628731776516 0.445157029693643 -0.45918769604109 0.768753457695515 6.47550364201302cm 11.2348762746706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7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38cm" svg:x="13.516cm" svg:y="11.569cm" dr3d:transform="matrix (-0.571692766137238 -0.820395646318029 0.0108795518640941 -0.80527267110358 0.563595836437681 0.184107735643587 -0.157172854908381 0.0964920548673363 -0.98284585618876 -8.57500071609318cm 5.2169870893712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1.195cm" svg:x="18.236cm" svg:y="8.066cm" dr3d:transform="matrix (0.0869642932936449 -0.996152020046719 0.0108795518640941 -0.979353996248184 -0.0834870751008627 0.184107735643587 -0.182490990804046 -0.0266657317156282 -0.98284585618876 -10.2297382130018cm -1.28466237701506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369cm" svg:y="17.4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26" xml:id="id35" draw:id="id35" svg:width="1.032cm" svg:height="1.528cm" svg:x="19.81cm" svg:y="6.09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7" draw:layer="layout" svg:viewBox="26670 -2032 1017 1524" svg:d="M27178-508l509-762-509-762-508 762z"/>
        </dr3d:scene>
        <dr3d:scene draw:style-name="gr12" xml:id="id32" draw:id="id32" svg:width="1.062cm" svg:height="1.576cm" svg:x="2.779cm" svg:y="3.53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3" draw:layer="layout" svg:viewBox="26670 -2032 1017 1524" svg:d="M27178-508l509-762-509-762-508 762z"/>
        </dr3d:scene>
        <dr3d:scene draw:style-name="gr22" xml:id="id33" draw:id="id33" svg:width="1.036cm" svg:height="1.53cm" svg:x="0.996cm" svg:y="18.034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3" draw:layer="layout" svg:viewBox="26670 -2032 1017 1524" svg:d="M27178-508l509-762-509-762-508 762z"/>
        </dr3d:scene>
        <dr3d:scene draw:style-name="gr18" xml:id="id34" draw:id="id34" svg:width="1.036cm" svg:height="1.53cm" svg:x="22.078cm" svg:y="18.53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9" draw:layer="layout" svg:viewBox="26670 -2032 1017 1524" svg:d="M27178-508l509-762-509-762-508 762z"/>
        </dr3d:scene>
        <dr3d:scene draw:style-name="gr28" xml:id="id31" draw:id="id31" svg:width="1.04cm" svg:height="1.53cm" svg:x="24.634cm" svg:y="13.20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6670 -2032 1017 1524" svg:d="M27178-508l509-762-509-762-508 762z"/>
        </dr3d:scene>
        <dr3d:scene draw:style-name="gr32" xml:id="id29" draw:id="id29" svg:width="1.04cm" svg:height="1.53cm" svg:x="11.106cm" svg:y="13.987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3" draw:layer="layout" svg:viewBox="26670 -2032 1017 1524" svg:d="M27178-508l509-762-509-762-508 762z"/>
        </dr3d:scene>
        <dr3d:scene draw:style-name="gr34" xml:id="id30" draw:id="id30" svg:width="1.038cm" svg:height="1.53cm" svg:x="6.602cm" svg:y="7.11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6670 -2032 1017 1524" svg:d="M27178-508l509-762-509-762-508 762z"/>
        </dr3d:scene>
        <dr3d:scene draw:style-name="gr24" xml:id="id28" draw:id="id28" svg:width="1.038cm" svg:height="1.53cm" svg:x="24.382cm" svg:y="2.03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5" draw:layer="layout" svg:viewBox="26670 -2032 1017 1524" svg:d="M27178-508l509-762-509-762-508 762z"/>
        </dr3d:scene>
        <anim:par presentation:node-type="timing-root">
          <anim:par smil:begin="id27.begin">
            <anim:audio xlink:href="../../Downloads/Astronauts.mp3" smil:repeatCount="indefinite"/>
          </anim:par>
          <anim:seq presentation:node-type="main-sequence">
            <anim:par smil:begin="0s">
              <anim:par smil:begin="0s">
                <anim:par smil:begin="0s" smil:fill="hold" presentation:node-type="after-previous" presentation:preset-class="entrance" presentation:preset-id="ooo-entrance-spiral-in">
                  <anim:set smil:begin="0s" smil:dur="0.001s" smil:fill="hold" smil:targetElement="id28" smil:attributeName="visibility" smil:to="visible"/>
                  <anim:animate smil:dur="1s" smil:fill="hold" smil:targetElement="id28" smil:attributeName="width" smil:values="0;width" smil:keyTimes="0;1"/>
                  <anim:animate smil:dur="1s" smil:fill="hold" smil:targetElement="id28" smil:attributeName="height" smil:values="0;height" smil:keyTimes="0;1"/>
                  <anim:animate smil:dur="1s" smil:fill="hold" smil:targetElement="id28" smil:attributeName="x" smil:values="0;1" smil:keyTimes="0;1" anim:formula="x+(cos(-2*pi*(1-$))*-x-sin(-2*pi*(1-$))*(1-y))*(1-$)"/>
                  <anim:animate smil:dur="1s" smil:fill="hold" smil:targetElement="id28" smil:attributeName="y" smil:values="0;1" smil:keyTimes="0;1" anim:formula="y+(sin(-2*pi*(1-$))*-x+cos(-2*pi*(1-$))*(1-y))*(1-$)"/>
                </anim:par>
              </anim:par>
              <anim:par smil:begin="1s">
                <anim:par smil:begin="0s" smil:fill="hold" presentation:node-type="after-previous" presentation:preset-class="entrance" presentation:preset-id="ooo-entrance-boomerang">
                  <anim:set smil:begin="0s" smil:dur="0.001s" smil:fill="hold" smil:targetElement="id29" smil:attributeName="visibility" smil:to="visible"/>
                  <anim:animate smil:begin="0s" smil:dur="0.5s" smil:fill="hold" smil:decelerate="0.5" smil:targetElement="id29" smil:attributeName="rotate" smil:values="-90;0" smil:keyTimes="0;1"/>
                  <anim:animate smil:begin="0s" smil:dur="0.5s" smil:fill="hold" smil:decelerate="0.5" smil:targetElement="id29" smil:attributeName="width" smil:values="width;width*.05" smil:keyTimes="0;1"/>
                  <anim:animate smil:begin="0.5s" smil:dur="0.5s" smil:fill="hold" smil:accelerate="0.5" smil:targetElement="id29" smil:attributeName="width" smil:values="width*.05;width" smil:keyTimes="0;1"/>
                  <anim:animate smil:dur="1s" smil:fill="hold" smil:targetElement="id29" smil:attributeName="height" smil:values="height;height" smil:keyTimes="0;1"/>
                  <anim:animate smil:begin="0s" smil:dur="0.5s" smil:fill="hold" smil:decelerate="0.5" smil:targetElement="id29" smil:attributeName="x" smil:values="x+.4;x" smil:keyTimes="0;1"/>
                  <anim:animate smil:begin="0s" smil:dur="0.5s" smil:fill="hold" smil:decelerate="0.5" smil:targetElement="id29" smil:attributeName="y" smil:values="y-.2;y+.1" smil:keyTimes="0;1"/>
                  <anim:animate smil:begin="0.5s" smil:dur="0.5s" smil:fill="hold" smil:accelerate="0.5" smil:targetElement="id29" smil:attributeName="y" smil:values="y+.1;y" smil:keyTimes="0;1"/>
                  <anim:transitionFilter smil:begin="0s" smil:dur="1s" smil:decelerate="0.5" smil:targetElement="id29" smil:type="fade" smil:subtype="crossfade"/>
                </anim:par>
              </anim:par>
              <anim:par smil:begin="2s">
                <anim:par smil:begin="0s" smil:fill="hold" presentation:preset-property="Direction" presentation:node-type="after-previous" presentation:preset-class="entrance" presentation:preset-id="ooo-entrance-swivel" presentation:preset-sub-type="vertical">
                  <anim:set smil:begin="0s" smil:dur="0.0004s" smil:fill="hold" smil:targetElement="id30" smil:attributeName="visibility" smil:to="visible"/>
                  <anim:animate smil:dur="2s" smil:fill="hold" smil:targetElement="id30" smil:attributeName="width" smil:values="0;1" smil:keyTimes="0;1" anim:formula="width*sin(2.5*pi*$)"/>
                  <anim:animate smil:dur="2s" smil:fill="hold" smil:targetElement="id30" smil:attributeName="height" smil:values="height;height" smil:keyTimes="0;1"/>
                </anim:par>
              </anim:par>
              <anim:par smil:begin="4s">
                <anim:par smil:begin="0s" smil:fill="hold" presentation:node-type="after-previous" presentation:preset-class="entrance" presentation:preset-id="ooo-entrance-spiral-in">
                  <anim:set smil:begin="0s" smil:dur="0.001s" smil:fill="hold" smil:targetElement="id31" smil:attributeName="visibility" smil:to="visible"/>
                  <anim:animate smil:dur="1s" smil:fill="hold" smil:targetElement="id31" smil:attributeName="width" smil:values="0;width" smil:keyTimes="0;1"/>
                  <anim:animate smil:dur="1s" smil:fill="hold" smil:targetElement="id31" smil:attributeName="height" smil:values="0;height" smil:keyTimes="0;1"/>
                  <anim:animate smil:dur="1s" smil:fill="hold" smil:targetElement="id31" smil:attributeName="x" smil:values="0;1" smil:keyTimes="0;1" anim:formula="x+(cos(-2*pi*(1-$))*-x-sin(-2*pi*(1-$))*(1-y))*(1-$)"/>
                  <anim:animate smil:dur="1s" smil:fill="hold" smil:targetElement="id31" smil:attributeName="y" smil:values="0;1" smil:keyTimes="0;1" anim:formula="y+(sin(-2*pi*(1-$))*-x+cos(-2*pi*(1-$))*(1-y))*(1-$)"/>
                </anim:par>
              </anim:par>
              <anim:par smil:begin="5s">
                <anim:par smil:begin="1s" smil:fill="hold" smil:repeatCount="indefinite" presentation:node-type="after-previous" presentation:preset-class="emphasis" presentation:preset-id="ooo-emphasis-flash-bulb">
                  <anim:transitionFilter smil:dur="0.5s" smil:targetElement="id32" smil:keySplines="0,0;0.2,0.5;0.8,0.5;1,0" smil:type="fade" smil:subtype="crossfade" smil:mode="out"/>
                  <anim:animateTransform smil:dur="0.25s" smil:fill="hold" smil:autoReverse="true" smil:targetElement="id32" smil:by="1.05,1.05" smil:attributeName="transform" svg:type="scale"/>
                </anim:par>
              </anim:par>
              <anim:par smil:begin="6.5s">
                <anim:par smil:begin="2s" smil:fill="hold" smil:repeatCount="indefinite" presentation:preset-property="Color" presentation:node-type="after-previous" presentation:preset-class="emphasis" presentation:preset-id="ooo-emphasis-flicker">
                  <anim:animateColor smil:dur="0.25s" smil:fill="hold" smil:autoReverse="true" smil:targetElement="id31" smil:attributeName="color" smil:to="#ffffff" anim:color-interpolation="rgb" anim:color-interpolation-direction="clockwise"/>
                  <anim:animateColor smil:dur="0.25s" smil:fill="hold" smil:autoReverse="true" smil:targetElement="id31" smil:attributeName="fill-color" smil:to="#ffffff" anim:color-interpolation="rgb" anim:color-interpolation-direction="clockwise"/>
                  <anim:set smil:dur="0.25s" smil:fill="hold" smil:autoReverse="true" smil:targetElement="id31" smil:attributeName="fill" smil:to="solid"/>
                </anim:par>
              </anim:par>
              <anim:par smil:begin="8.75s">
                <anim:par smil:begin="2.5s" smil:fill="hold" smil:repeatCount="indefinite" presentation:node-type="after-previous" presentation:preset-class="emphasis" presentation:preset-id="ooo-emphasis-flash-bulb">
                  <anim:transitionFilter smil:dur="0.5s" smil:targetElement="id28" smil:keySplines="0,0;0.2,0.5;0.8,0.5;1,0" smil:type="fade" smil:subtype="crossfade" smil:mode="out"/>
                  <anim:animateTransform smil:dur="0.25s" smil:fill="hold" smil:autoReverse="true" smil:targetElement="id28" smil:by="1.05,1.05" smil:attributeName="transform" svg:type="scale"/>
                </anim:par>
              </anim:par>
              <anim:par smil:begin="11.75s">
                <anim:par smil:begin="3.4s" smil:fill="hold" smil:repeatCount="indefinite" presentation:node-type="after-previous" presentation:preset-class="emphasis" presentation:preset-id="ooo-emphasis-flash-bulb">
                  <anim:transitionFilter smil:dur="0.5s" smil:targetElement="id30" smil:keySplines="0,0;0.2,0.5;0.8,0.5;1,0" smil:type="fade" smil:subtype="crossfade" smil:mode="out"/>
                  <anim:animateTransform smil:dur="0.25s" smil:fill="hold" smil:autoReverse="true" smil:targetElement="id30" smil:by="1.05,1.05" smil:attributeName="transform" svg:type="scale"/>
                </anim:par>
              </anim:par>
              <anim:par smil:begin="15.65s">
                <anim:par smil:begin="5s" smil:fill="hold" smil:repeatCount="indefinite" presentation:node-type="after-previous" presentation:preset-class="emphasis" presentation:preset-id="ooo-emphasis-flash-bulb">
                  <anim:transitionFilter smil:dur="0.5s" smil:targetElement="id33" smil:keySplines="0,0;0.2,0.5;0.8,0.5;1,0" smil:type="fade" smil:subtype="crossfade" smil:mode="out"/>
                  <anim:animateTransform smil:dur="0.25s" smil:fill="hold" smil:autoReverse="true" smil:targetElement="id33" smil:by="1.05,1.05" smil:attributeName="transform" svg:type="scale"/>
                  <anim:audio xlink:href="../../../../Program%20Files%20(x86)/OpenOffice%204/share/gallery/sounds/cow.wav"/>
                </anim:par>
              </anim:par>
              <anim:par smil:begin="21.15s">
                <anim:par smil:begin="3.9s" smil:fill="hold" smil:repeatCount="indefinite" presentation:node-type="after-previous" presentation:preset-class="emphasis" presentation:preset-id="ooo-emphasis-flash-bulb">
                  <anim:transitionFilter smil:dur="0.5s" smil:targetElement="id29" smil:keySplines="0,0;0.2,0.5;0.8,0.5;1,0" smil:type="fade" smil:subtype="crossfade" smil:mode="out"/>
                  <anim:animateTransform smil:dur="0.25s" smil:fill="hold" smil:autoReverse="true" smil:targetElement="id29" smil:by="1.05,1.05" smil:attributeName="transform" svg:type="scale"/>
                </anim:par>
              </anim:par>
              <anim:par smil:begin="25.55s">
                <anim:par smil:begin="3s" smil:fill="hold" smil:repeatCount="indefinite" presentation:node-type="after-previous" presentation:preset-class="emphasis" presentation:preset-id="ooo-emphasis-flash-bulb">
                  <anim:transitionFilter smil:dur="0.5s" smil:targetElement="id34" smil:keySplines="0,0;0.2,0.5;0.8,0.5;1,0" smil:type="fade" smil:subtype="crossfade" smil:mode="out"/>
                  <anim:animateTransform smil:dur="0.25s" smil:fill="hold" smil:autoReverse="true" smil:targetElement="id34" smil:by="1.05,1.05" smil:attributeName="transform" svg:type="scale"/>
                  <anim:audio xlink:href="../../../../Program%20Files%20(x86)/OpenOffice%204/share/gallery/sounds/untie.wav"/>
                </anim:par>
              </anim:par>
              <anim:par smil:begin="29.05s">
                <anim:par smil:begin="2s" smil:fill="hold" smil:repeatCount="indefinite" presentation:node-type="after-previous" presentation:preset-class="emphasis" presentation:preset-id="ooo-emphasis-flash-bulb">
                  <anim:transitionFilter smil:dur="0.5s" smil:targetElement="id35" smil:keySplines="0,0;0.2,0.5;0.8,0.5;1,0" smil:type="fade" smil:subtype="crossfade" smil:mode="out"/>
                  <anim:animateTransform smil:dur="0.25s" smil:fill="hold" smil:autoReverse="true" smil:targetElement="id35" smil:by="1.05,1.05" smil:attributeName="transform" svg:type="scale"/>
                  <anim:audio xlink:href="../../../../Program%20Files%20(x86)/OpenOffice%204/share/gallery/sounds/untie.wav"/>
                </anim:par>
              </anim:par>
              <anim:par smil:begin="31.55s">
                <anim:par smil:begin="2s" smil:fill="hold" smil:repeatCount="indefinite" presentation:node-type="after-previous" presentation:preset-class="emphasis" presentation:preset-id="ooo-emphasis-blink">
                  <anim:animate smil:dur="1s" smil:fill="hold" smil:targetElement="id35" smil:attributeName="visibility" smil:values="hidden;visible" smil:keyTimes="0;0.5" smil:calcMode="discrete"/>
                </anim:par>
              </anim:par>
            </anim:par>
          </anim:seq>
        </anim:par>
        <presentation:notes draw:style-name="dp2">
          <draw:page-thumbnail draw:style-name="gr11" draw:layer="layout" svg:width="15.265cm" svg:height="10.476cm" svg:x="3.161cm" svg:y="2.123cm" draw:page-number="12" presentation:class="page"/>
          <draw:frame presentation:style-name="pr1" draw:text-style-name="P1" draw:layer="layout" svg:width="17.271cm" svg:height="12.572cm" svg:x="2.159cm" svg:y="13.271cm" presentation:class="notes" presentation:placeholder="true">
            <draw:text-box/>
          </draw:frame>
        </presentation:notes>
      </draw:page>
      <draw:page draw:name="page13" draw:style-name="dp1" draw:master-page-name="wine" presentation:presentation-page-layout-name="AL1T0" xml:id="id36" draw:id="id36">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632cm" svg:y="18.2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8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2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4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928cm" svg:y="17.3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281cm" svg:height="2.971cm" svg:x="12.146cm" svg:y="15.517cm" dr3d:transform="matrix (0.679874366228868 -0.385394817122361 -0.623892363376985 0.582757295157453 0.80038584116643 0.140628731776516 0.445157029693643 -0.45918769604109 0.768753457695515 6.47550364201302cm 11.2348762746706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7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38cm" svg:x="13.516cm" svg:y="11.569cm" dr3d:transform="matrix (-0.571692766137238 -0.820395646318029 0.0108795518640941 -0.80527267110358 0.563595836437681 0.184107735643587 -0.157172854908381 0.0964920548673363 -0.98284585618876 -8.57500071609318cm 5.2169870893712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1.195cm" svg:x="18.236cm" svg:y="8.066cm" dr3d:transform="matrix (0.0869642932936449 -0.996152020046719 0.0108795518640941 -0.979353996248184 -0.0834870751008627 0.184107735643587 -0.182490990804046 -0.0266657317156282 -0.98284585618876 -10.2297382130018cm -1.28466237701506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369cm" svg:y="17.4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0" xml:id="id37" draw:id="id37" svg:width="1.034cm" svg:height="1.528cm" svg:x="18.524cm" svg:y="6.671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1" draw:layer="layout" svg:viewBox="26670 -2032 1017 1524" svg:d="M27178-508l509-762-509-762-508 762z"/>
        </dr3d:scene>
        <dr3d:scene draw:style-name="gr14" xml:id="id38" draw:id="id38" svg:width="1.036cm" svg:height="1.53cm" svg:x="2.79cm" svg:y="3.55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26670 -2032 1017 1524" svg:d="M27178-508l509-762-509-762-508 762z"/>
        </dr3d:scene>
        <dr3d:scene draw:style-name="gr24" xml:id="id41" draw:id="id41" svg:width="1.038cm" svg:height="1.53cm" svg:x="0.994cm" svg:y="18.034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5" draw:layer="layout" svg:viewBox="26670 -2032 1017 1524" svg:d="M27178-508l509-762-509-762-508 762z"/>
        </dr3d:scene>
        <dr3d:scene draw:style-name="gr20" svg:width="1.038cm" svg:height="1.53cm" svg:x="22.076cm" svg:y="18.53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1" draw:layer="layout" svg:viewBox="26670 -2032 1017 1524" svg:d="M27178-508l509-762-509-762-508 762z"/>
        </dr3d:scene>
        <dr3d:scene draw:style-name="gr32" xml:id="id39" draw:id="id39" svg:width="1.042cm" svg:height="1.53cm" svg:x="24.632cm" svg:y="13.20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3" draw:layer="layout" svg:viewBox="26670 -2032 1017 1524" svg:d="M27178-508l509-762-509-762-508 762z"/>
        </dr3d:scene>
        <dr3d:scene draw:style-name="gr26" xml:id="id40" draw:id="id40" svg:width="1.042cm" svg:height="1.53cm" svg:x="11.104cm" svg:y="13.987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7" draw:layer="layout" svg:viewBox="26670 -2032 1017 1524" svg:d="M27178-508l509-762-509-762-508 762z"/>
        </dr3d:scene>
        <dr3d:scene draw:style-name="gr12" svg:width="1.04cm" svg:height="1.53cm" svg:x="6.6cm" svg:y="7.11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3" draw:layer="layout" svg:viewBox="26670 -2032 1017 1524" svg:d="M27178-508l509-762-509-762-508 762z"/>
        </dr3d:scene>
        <dr3d:scene draw:style-name="gr28" xml:id="id42" draw:id="id42" svg:width="1.04cm" svg:height="1.53cm" svg:x="24.38cm" svg:y="2.03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6670 -2032 1017 1524" svg:d="M27178-508l509-762-509-762-508 762z"/>
        </dr3d:scene>
        <anim:par presentation:node-type="timing-root">
          <anim:par smil:begin="id36.begin">
            <anim:audio xlink:href="../../Downloads/Astronauts.mp3" smil:repeatCount="indefinite"/>
          </anim:par>
          <anim:seq presentation:node-type="main-sequence">
            <anim:par smil:begin="0s">
              <anim:par smil:begin="0s">
                <anim:par smil:begin="2s" smil:fill="hold" smil:repeatCount="indefinite" presentation:node-type="after-previous" presentation:preset-class="emphasis" presentation:preset-id="ooo-emphasis-flash-bulb">
                  <anim:transitionFilter smil:dur="0.5s" smil:targetElement="id37" smil:keySplines="0,0;0.2,0.5;0.8,0.5;1,0" smil:type="fade" smil:subtype="crossfade" smil:mode="out"/>
                  <anim:animateTransform smil:dur="0.25s" smil:fill="hold" smil:autoReverse="true" smil:targetElement="id37" smil:by="1.05,1.05" smil:attributeName="transform" svg:type="scale"/>
                  <anim:audio xlink:href="../../../../Program%20Files%20(x86)/OpenOffice%204/share/gallery/sounds/untie.wav"/>
                </anim:par>
              </anim:par>
              <anim:par smil:begin="2.5s">
                <anim:par smil:begin="0s" smil:fill="hold" presentation:node-type="after-previous" presentation:preset-class="emphasis" presentation:preset-id="ooo-emphasis-flicker">
                  <anim:animateColor smil:dur="0.5s" smil:fill="hold" smil:autoReverse="true" smil:targetElement="id37" smil:attributeName="color" smil:to="#ffffff" anim:color-interpolation="rgb" anim:color-interpolation-direction="clockwise"/>
                  <anim:animateColor smil:dur="0.5s" smil:fill="hold" smil:autoReverse="true" smil:targetElement="id37" smil:attributeName="fill-color" smil:to="#ffffff" anim:color-interpolation="rgb" anim:color-interpolation-direction="clockwise"/>
                  <anim:set smil:dur="0.5s" smil:fill="hold" smil:autoReverse="true" smil:targetElement="id37" smil:attributeName="fill" smil:to="solid"/>
                </anim:par>
              </anim:par>
              <anim:par smil:begin="3s">
                <anim:par smil:begin="5s" smil:fill="hold" smil:repeatCount="indefinite" presentation:node-type="after-previous" presentation:preset-class="emphasis" presentation:preset-id="ooo-emphasis-flash-bulb">
                  <anim:transitionFilter smil:dur="0.5s" smil:targetElement="id38" smil:keySplines="0,0;0.2,0.5;0.8,0.5;1,0" smil:type="fade" smil:subtype="crossfade" smil:mode="out"/>
                  <anim:animateTransform smil:dur="0.25s" smil:fill="hold" smil:autoReverse="true" smil:targetElement="id38" smil:by="1.05,1.05" smil:attributeName="transform" svg:type="scale"/>
                </anim:par>
              </anim:par>
              <anim:par smil:begin="8.5s">
                <anim:par smil:begin="0.4s" smil:fill="hold" smil:repeatCount="indefinite" presentation:node-type="after-previous" presentation:preset-class="emphasis" presentation:preset-id="ooo-emphasis-flash-bulb">
                  <anim:transitionFilter smil:dur="0.5s" smil:targetElement="id39" smil:keySplines="0,0;0.2,0.5;0.8,0.5;1,0" smil:type="fade" smil:subtype="crossfade" smil:mode="out"/>
                  <anim:animateTransform smil:dur="0.25s" smil:fill="hold" smil:autoReverse="true" smil:targetElement="id39" smil:by="1.05,1.05" smil:attributeName="transform" svg:type="scale"/>
                  <anim:audio xlink:href="../../../../Program%20Files%20(x86)/OpenOffice%204/share/gallery/sounds/cow.wav"/>
                </anim:par>
              </anim:par>
              <anim:par smil:begin="9.4s">
                <anim:par smil:begin="0.9s" smil:fill="hold" smil:repeatCount="indefinite" presentation:node-type="after-previous" presentation:preset-class="emphasis" presentation:preset-id="ooo-emphasis-flash-bulb">
                  <anim:transitionFilter smil:dur="0.5s" smil:targetElement="id40" smil:keySplines="0,0;0.2,0.5;0.8,0.5;1,0" smil:type="fade" smil:subtype="crossfade" smil:mode="out"/>
                  <anim:animateTransform smil:dur="0.25s" smil:fill="hold" smil:autoReverse="true" smil:targetElement="id40" smil:by="1.05,1.05" smil:attributeName="transform" svg:type="scale"/>
                </anim:par>
              </anim:par>
              <anim:par smil:begin="10.8s">
                <anim:par smil:begin="1s" smil:fill="hold" smil:repeatCount="indefinite" presentation:node-type="after-previous" presentation:preset-class="emphasis" presentation:preset-id="ooo-emphasis-flash-bulb">
                  <anim:transitionFilter smil:dur="0.5s" smil:targetElement="id41" smil:keySplines="0,0;0.2,0.5;0.8,0.5;1,0" smil:type="fade" smil:subtype="crossfade" smil:mode="out"/>
                  <anim:animateTransform smil:dur="0.25s" smil:fill="hold" smil:autoReverse="true" smil:targetElement="id41" smil:by="1.05,1.05" smil:attributeName="transform" svg:type="scale"/>
                </anim:par>
              </anim:par>
              <anim:par smil:begin="12.3s">
                <anim:par smil:begin="0s" smil:fill="hold" smil:repeatCount="indefinite" presentation:node-type="after-previous" presentation:preset-class="emphasis" presentation:preset-id="ooo-emphasis-flash-bulb">
                  <anim:transitionFilter smil:dur="0.5s" smil:targetElement="id42" smil:keySplines="0,0;0.2,0.5;0.8,0.5;1,0" smil:type="fade" smil:subtype="crossfade" smil:mode="out"/>
                  <anim:animateTransform smil:dur="0.25s" smil:fill="hold" smil:autoReverse="true" smil:targetElement="id42" smil:by="1.05,1.05" smil:attributeName="transform" svg:type="scale"/>
                </anim:par>
              </anim:par>
            </anim:par>
          </anim:seq>
        </anim:par>
        <presentation:notes draw:style-name="dp2">
          <draw:page-thumbnail draw:style-name="gr11" draw:layer="layout" svg:width="15.265cm" svg:height="10.476cm" svg:x="3.161cm" svg:y="2.123cm" draw:page-number="13" presentation:class="page"/>
          <draw:frame presentation:style-name="pr1" draw:text-style-name="P1" draw:layer="layout" svg:width="17.271cm" svg:height="12.572cm" svg:x="2.159cm" svg:y="13.271cm" presentation:class="notes" presentation:placeholder="true">
            <draw:text-box/>
          </draw:frame>
        </presentation:notes>
      </draw:page>
      <draw:page draw:name="page14" draw:style-name="dp1" draw:master-page-name="wine" presentation:presentation-page-layout-name="AL1T0" xml:id="id43" draw:id="id43">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632cm" svg:y="18.2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8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2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4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928cm" svg:y="17.3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281cm" svg:height="2.971cm" svg:x="12.146cm" svg:y="15.517cm" dr3d:transform="matrix (0.679874366228868 -0.385394817122361 -0.623892363376985 0.582757295157453 0.80038584116643 0.140628731776516 0.445157029693643 -0.45918769604109 0.768753457695515 6.47550364201302cm 11.2348762746706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7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38cm" svg:x="13.516cm" svg:y="11.569cm" dr3d:transform="matrix (-0.571692766137238 -0.820395646318029 0.0108795518640941 -0.80527267110358 0.563595836437681 0.184107735643587 -0.157172854908381 0.0964920548673363 -0.98284585618876 -8.57500071609318cm 5.2169870893712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1.195cm" svg:x="18.236cm" svg:y="8.066cm" dr3d:transform="matrix (0.0869642932936449 -0.996152020046719 0.0108795518640941 -0.979353996248184 -0.0834870751008627 0.184107735643587 -0.182490990804046 -0.0266657317156282 -0.98284585618876 -10.2297382130018cm -1.28466237701506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369cm" svg:y="17.4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6" svg:width="1.036cm" svg:height="1.528cm" svg:x="18.522cm" svg:y="6.671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6670 -2032 1017 1524" svg:d="M27178-508l509-762-509-762-508 762z"/>
        </dr3d:scene>
        <dr3d:scene draw:style-name="gr16" svg:width="1.038cm" svg:height="1.53cm" svg:x="2.788cm" svg:y="3.55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7" draw:layer="layout" svg:viewBox="26670 -2032 1017 1524" svg:d="M27178-508l509-762-509-762-508 762z"/>
        </dr3d:scene>
        <dr3d:scene draw:style-name="gr28" svg:width="1.04cm" svg:height="1.53cm" svg:x="0.992cm" svg:y="18.034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6670 -2032 1017 1524" svg:d="M27178-508l509-762-509-762-508 762z"/>
        </dr3d:scene>
        <dr3d:scene draw:style-name="gr22" svg:width="1.04cm" svg:height="1.53cm" svg:x="22.074cm" svg:y="18.53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3" draw:layer="layout" svg:viewBox="26670 -2032 1017 1524" svg:d="M27178-508l509-762-509-762-508 762z"/>
        </dr3d:scene>
        <dr3d:scene draw:style-name="gr26" svg:width="1.044cm" svg:height="1.53cm" svg:x="24.63cm" svg:y="13.20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7" draw:layer="layout" svg:viewBox="26670 -2032 1017 1524" svg:d="M27178-508l509-762-509-762-508 762z"/>
        </dr3d:scene>
        <dr3d:scene draw:style-name="gr30" svg:width="1.044cm" svg:height="1.53cm" svg:x="11.102cm" svg:y="13.987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1" draw:layer="layout" svg:viewBox="26670 -2032 1017 1524" svg:d="M27178-508l509-762-509-762-508 762z"/>
        </dr3d:scene>
        <dr3d:scene draw:style-name="gr14" svg:width="1.042cm" svg:height="1.53cm" svg:x="6.598cm" svg:y="7.11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26670 -2032 1017 1524" svg:d="M27178-508l509-762-509-762-508 762z"/>
        </dr3d:scene>
        <dr3d:scene draw:style-name="gr32" svg:width="1.042cm" svg:height="1.53cm" svg:x="24.378cm" svg:y="2.03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3" draw:layer="layout" svg:viewBox="26670 -2032 1017 1524" svg:d="M27178-508l509-762-509-762-508 762z"/>
        </dr3d:scene>
        <anim:par presentation:node-type="timing-root">
          <anim:par smil:begin="id43.begin">
            <anim:audio xlink:href="../../Downloads/Astronauts.mp3" smil:repeatCount="indefinite"/>
          </anim:par>
          <anim:seq smil:dur="0s" presentation:node-type="main-sequence"/>
        </anim:par>
        <presentation:notes draw:style-name="dp2">
          <draw:page-thumbnail draw:style-name="gr11" draw:layer="layout" svg:width="15.265cm" svg:height="10.476cm" svg:x="3.161cm" svg:y="2.123cm" draw:page-number="14" presentation:class="page"/>
          <draw:frame presentation:style-name="pr1" draw:text-style-name="P1" draw:layer="layout" svg:width="17.271cm" svg:height="12.572cm" svg:x="2.159cm" svg:y="13.271cm" presentation:class="notes" presentation:placeholder="true">
            <draw:text-box/>
          </draw:frame>
        </presentation:notes>
      </draw:page>
      <draw:page draw:name="page15" draw:style-name="dp1" draw:master-page-name="wine" presentation:presentation-page-layout-name="AL1T0" xml:id="id44" draw:id="id44">
        <office:forms form:automatic-focus="false" form:apply-design-mode="false"/>
        <dr3d:scene draw:style-name="gr1" svg:width="8.674cm" svg:height="12.808cm" svg:x="4.772cm" svg:y="7.512cm" dr3d:transform="matrix (1 0 0 0 0.939692620785931 0.342020143325607 0 -0.342020143325607 0.939692620785931 -10.1795cm 11.9177515186442cm 3.27459321746301cm)" dr3d:vrp="(0 0 18952.2857142857)" dr3d:vpn="(0 0 16954.2857142857)" dr3d:projection="perspective" dr3d:distance="1.9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7213 -17526 5933 10414" svg:d="M7213-17419l5566 10307 367-107-5566-10307z"/>
        </dr3d:scene>
        <dr3d:scene draw:style-name="gr3" svg:width="1.82cm" svg:height="1.648cm" svg:x="17.632cm" svg:y="18.272cm" dr3d:transform="matrix (-0.31100165636779 -0.950347097163828 0.0108795518640941 -0.933532264285546 0.307606653396972 0.184107735643587 -0.178312874673662 0.0471013980491786 -0.98284585618876 -9.82464851171411cm 2.64037940290778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716cm" svg:y="18.0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7.571cm" svg:y="8.199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1.682cm" svg:y="8.9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481cm" svg:y="15.45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5.817cm" svg:y="15.32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4.754cm" svg:y="9.07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82cm" svg:height="3.757cm" svg:x="13.143cm" svg:y="6.151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4.272cm" svg:y="12.9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2.972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874cm" svg:height="3.754cm" svg:x="12.416cm" svg:y="1.315cm" dr3d:transform="matrix (0.734639024375311 -0.0800101980104292 -0.673723884153756 0.326143666901922 0.912405963096648 0.247276499177422 0.594925047720014 -0.401389744163954 0.69638384593221 3.29845921768514cm 9.121205127729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1.731cm" svg:height="0.853cm" svg:x="12.781cm" svg:y="4.544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551cm" svg:height="5.125cm" svg:x="12.096cm" svg:y="4.966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3.105cm" svg:height="1.213cm" svg:x="12.59cm" svg:y="9.6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9" svg:width="4.311cm" svg:height="2.973cm" svg:x="12.138cm" svg:y="10.585cm" dr3d:transform="matrix (0.69644812686156 0.24709539556981 -0.673723884153756 -0.102633416952279 0.963494013826372 0.247276499177422 0.710229813733361 -0.103068670355936 0.69638384593221 -1.05618977778568cm 9.6189698843848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293cm" svg:height="3.777cm" svg:x="11.849cm" svg:y="6.117cm" dr3d:transform="matrix (0.724287329811346 -0.146642394264168 -0.673723884153756 0.407955331614498 0.878878137378475 0.247276499177422 0.555859974527809 -0.453948485890864 0.69638384593221 4.22456348971263cm 8.689006635845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4cm" svg:x="13.036cm" svg:y="6.1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369cm" svg:height="3.145cm" svg:x="14.462cm" svg:y="12.863cm" dr3d:transform="matrix (0.255479846415358 0.69341630785291 -0.673723884153756 -0.806308543422338 0.537327521869763 0.247276499177422 0.533475942175209 0.480055161668883 0.69638384593221 -7.75749214729793cm 5.17987341888461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3cm" svg:x="13.308cm" svg:y="12.973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5cm" svg:height="0.854cm" svg:x="13.153cm" svg:y="11.545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603cm" svg:height="3.649cm" svg:x="11.56cm" svg:y="8.913cm" dr3d:transform="matrix (0.449410370133546 0.586622917330381 -0.673723884153756 -0.610963342682356 0.752049284856355 0.247276499177422 0.651731626603181 0.30049197328687 0.69638384593221 -5.5515257775309cm 7.4474929517479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944cm" svg:height="2.8cm" svg:x="15.258cm" svg:y="7.767cm" dr3d:transform="matrix (-0.386165631655792 0.630057325049603 -0.673723884153756 -0.921257997015946 -0.300229971669586 0.247276499177422 -0.046473733033252 0.716163201555776 0.69638384593221 -8.4590964949776cm -2.7459590796278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1.074cm" svg:height="0.855cm" svg:x="11.928cm" svg:y="17.382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281cm" svg:height="2.971cm" svg:x="12.146cm" svg:y="15.517cm" dr3d:transform="matrix (0.679874366228868 -0.385394817122361 -0.623892363376985 0.582757295157453 0.80038584116643 0.140628731776516 0.445157029693643 -0.45918769604109 0.768753457695515 6.47550364201302cm 11.2348762746706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132cm" svg:height="3.617cm" svg:x="13.314cm" svg:y="12.828cm" dr3d:transform="matrix (0.452883527476394 0.583945749587506 -0.673723884153756 -0.606489861449413 0.755661551829669 0.247276499177422 0.653503296471874 0.296619251946091 0.69638384593221 -3.48479465433182cm 10.3747373273938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3.413cm" svg:height="2.949cm" svg:x="15.735cm" svg:y="15.554cm" dr3d:transform="matrix (0.520772269256498 0.582713104789415 -0.623892363376985 -0.658642879194752 0.739197617342597 0.140628731776516 0.5431259534026 0.337686718752319 0.768753457695515 -6.41415252424572cm 10.0991508468049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89cm" svg:height="2.138cm" svg:x="13.516cm" svg:y="11.569cm" dr3d:transform="matrix (-0.571692766137238 -0.820395646318029 0.0108795518640941 -0.80527267110358 0.563595836437681 0.184107735643587 -0.157172854908381 0.0964920548673363 -0.98284585618876 -8.57500071609318cm 5.21698708937124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746cm" svg:height="1.195cm" svg:x="18.236cm" svg:y="8.066cm" dr3d:transform="matrix (0.0869642932936449 -0.996152020046719 0.0108795518640941 -0.979353996248184 -0.0834870751008627 0.184107735643587 -0.182490990804046 -0.0266657317156282 -0.98284585618876 -10.2297382130018cm -1.28466237701506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022cm" svg:height="2.508cm" svg:x="11.369cm" svg:y="17.401cm" dr3d:transform="matrix (-0.980656639623828 0.195433340330979 0.0108795518640941 0.19406808422691 0.963556910805315 0.184107735643587 0.0254977223724858 0.182657847152505 -0.98284585618876 1.42279136517354cm 9.3386434143437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0000000000000328626015289046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6" svg:width="1.036cm" svg:height="1.528cm" svg:x="18.522cm" svg:y="6.671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6670 -2032 1017 1524" svg:d="M27178-508l509-762-509-762-508 762z"/>
        </dr3d:scene>
        <dr3d:scene draw:style-name="gr38" svg:width="1.04cm" svg:height="1.53cm" svg:x="2.786cm" svg:y="3.55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9" draw:layer="layout" svg:viewBox="26670 -2032 1017 1524" svg:d="M27178-508l509-762-509-762-508 762z"/>
        </dr3d:scene>
        <dr3d:scene draw:style-name="gr40" svg:width="1.042cm" svg:height="1.53cm" svg:x="0.99cm" svg:y="18.034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1" draw:layer="layout" svg:viewBox="26670 -2032 1017 1524" svg:d="M27178-508l509-762-509-762-508 762z"/>
        </dr3d:scene>
        <dr3d:scene draw:style-name="gr42" svg:width="1.044cm" svg:height="1.53cm" svg:x="22.07cm" svg:y="18.536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3" draw:layer="layout" svg:viewBox="26670 -2032 1017 1524" svg:d="M27178-508l509-762-509-762-508 762z"/>
        </dr3d:scene>
        <dr3d:scene draw:style-name="gr44" svg:width="1.046cm" svg:height="1.53cm" svg:x="24.628cm" svg:y="13.20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5" draw:layer="layout" svg:viewBox="26670 -2032 1017 1524" svg:d="M27178-508l509-762-509-762-508 762z"/>
        </dr3d:scene>
        <dr3d:scene draw:style-name="gr46" svg:width="1.046cm" svg:height="1.53cm" svg:x="11.1cm" svg:y="13.987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7" draw:layer="layout" svg:viewBox="26670 -2032 1017 1524" svg:d="M27178-508l509-762-509-762-508 762z"/>
        </dr3d:scene>
        <dr3d:scene draw:style-name="gr22" svg:width="1.044cm" svg:height="1.53cm" svg:x="6.596cm" svg:y="7.11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3" draw:layer="layout" svg:viewBox="26670 -2032 1017 1524" svg:d="M27178-508l509-762-509-762-508 762z"/>
        </dr3d:scene>
        <dr3d:scene draw:style-name="gr48" svg:width="1.044cm" svg:height="1.53cm" svg:x="24.376cm" svg:y="2.032cm" dr3d:transform="matrix (1 0 0 0 0.939692620785931 0.342020143325607 0 -0.342020143325607 0.939692620785931 -27.1785cm 1.24573871032695cm 0.290592611043273cm)" dr3d:vrp="(0 0 3211.71428571429)" dr3d:vpn="(0 0 2905.71428571429)" dr3d:projection="perspective" dr3d:distance="0.30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9" draw:layer="layout" svg:viewBox="26670 -2032 1017 1524" svg:d="M27178-508l509-762-509-762-508 762z"/>
        </dr3d:scene>
        <anim:par presentation:node-type="timing-root">
          <anim:par smil:begin="id44.begin">
            <anim:audio xlink:href="../../Downloads/Astronauts.mp3" smil:repeatCount="indefinite"/>
          </anim:par>
          <anim:seq smil:dur="0s" presentation:node-type="main-sequence"/>
        </anim:par>
        <presentation:notes draw:style-name="dp2">
          <draw:page-thumbnail draw:style-name="gr11" draw:layer="layout" svg:width="15.265cm" svg:height="10.476cm" svg:x="3.161cm" svg:y="2.123cm" draw:page-number="15" presentation:class="page"/>
          <draw:frame presentation:style-name="pr1"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Space" xlink:href="Pictures/100000000000005E0000005EAD372462.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pac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ine-background" style:family="presentation">
      <style:graphic-properties draw:stroke="none" draw:fill="bitmap" draw:fill-image-name="Space" style:repeat="stretch"/>
      <style:text-properties style:letter-kerning="true"/>
    </style:style>
    <style:style style:name="wine-backgroundobjects" style:family="presentation">
      <style:graphic-properties draw:shadow="hidden" draw:shadow-offset-x="0.3cm" draw:shadow-offset-y="0.3cm" draw:shadow-color="#808080"/>
      <style:text-properties fo:language="en" fo:country="US" style:letter-kerning="true"/>
    </style:style>
    <style:style style:name="wine-notes" style:family="presentation">
      <style:graphic-properties draw:stroke="none" draw:fill="none">
        <text:list-style style:name="win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wine-outline1" style:family="presentation">
      <style:graphic-properties draw:stroke="none" draw:fill="none">
        <text:list-style style:name="w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ine-outline2" style:family="presentation" style:parent-style-name="wine-outline1">
      <style:paragraph-properties fo:margin-left="2.4cm" fo:margin-right="0cm" fo:margin-top="0cm" fo:margin-bottom="0.4cm" fo:text-indent="-0.8cm"/>
      <style:text-properties fo:font-size="28pt" style:font-size-asian="28pt" style:font-size-complex="28pt"/>
    </style:style>
    <style:style style:name="wine-outline3" style:family="presentation" style:parent-style-name="wine-outline2">
      <style:paragraph-properties fo:margin-left="3.6cm" fo:margin-right="0cm" fo:margin-top="0cm" fo:margin-bottom="0.3cm" fo:text-indent="-0.6cm"/>
      <style:text-properties fo:font-size="24pt" style:font-size-asian="24pt" style:font-size-complex="24pt"/>
    </style:style>
    <style:style style:name="wine-outline4" style:family="presentation" style:parent-style-name="wine-outline3">
      <style:paragraph-properties fo:margin-left="4.8cm" fo:margin-right="0cm" fo:margin-top="0cm" fo:margin-bottom="0.2cm" fo:text-indent="-0.6cm"/>
      <style:text-properties fo:font-size="20pt" style:font-size-asian="20pt" style:font-size-complex="20pt"/>
    </style:style>
    <style:style style:name="wine-outline5" style:family="presentation" style:parent-style-name="wine-outline4">
      <style:paragraph-properties fo:margin-left="6cm" fo:margin-right="0cm" fo:margin-top="0cm" fo:margin-bottom="0.1cm" fo:text-indent="-0.6cm"/>
      <style:text-properties fo:font-size="20pt" style:font-size-asian="20pt" style:font-size-complex="20pt"/>
    </style:style>
    <style:style style:name="wine-outline6" style:family="presentation" style:parent-style-name="wine-outline5">
      <style:paragraph-properties fo:margin-left="7.2cm" fo:margin-right="0cm" fo:margin-top="0cm" fo:margin-bottom="0.1cm" fo:text-indent="-0.6cm"/>
      <style:text-properties fo:font-size="20pt" style:font-size-asian="20pt" style:font-size-complex="20pt"/>
    </style:style>
    <style:style style:name="wine-outline7" style:family="presentation" style:parent-style-name="wine-outline6">
      <style:paragraph-properties fo:margin-left="8.4cm" fo:margin-right="0cm" fo:margin-top="0cm" fo:margin-bottom="0.1cm" fo:text-indent="-0.6cm"/>
      <style:text-properties fo:font-size="20pt" style:font-size-asian="20pt" style:font-size-complex="20pt"/>
    </style:style>
    <style:style style:name="wine-outline8" style:family="presentation" style:parent-style-name="wine-outline7">
      <style:paragraph-properties fo:margin-left="9.6cm" fo:margin-right="0cm" fo:margin-top="0cm" fo:margin-bottom="0.1cm" fo:text-indent="-0.6cm"/>
      <style:text-properties fo:font-size="20pt" style:font-size-asian="20pt" style:font-size-complex="20pt"/>
    </style:style>
    <style:style style:name="wine-outline9" style:family="presentation" style:parent-style-name="wine-outline8">
      <style:paragraph-properties fo:margin-left="10.8cm" fo:margin-right="0cm" fo:margin-top="0cm" fo:margin-bottom="0.1cm" fo:text-indent="-0.6cm"/>
      <style:text-properties fo:font-size="20pt" style:font-size-asian="20pt" style:font-size-complex="20pt"/>
    </style:style>
    <style:style style:name="wine-subtitle" style:family="presentation">
      <style:graphic-properties draw:stroke="none" draw:fill="none" draw:textarea-vertical-align="middle">
        <text:list-style style:name="w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ine-title" style:family="presentation">
      <style:graphic-properties draw:stroke="none" draw:fill="none" draw:textarea-vertical-align="middle">
        <text:list-style style:name="w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1.4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pac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wine-backgroundobjects">
      <style:graphic-properties draw:stroke="none" draw:fill="none" draw:fill-color="#ffffff" draw:auto-grow-height="false" fo:min-height="1.449cm"/>
    </style:style>
    <style:style style:name="Mpr5" style:family="presentation" style:parent-style-name="wine-backgroundobjects">
      <style:graphic-properties draw:stroke="none" draw:fill="none" draw:fill-color="#ffffff" draw:auto-grow-height="false" fo:min-height="1.485cm"/>
    </style:style>
    <style:style style:name="Mpr6" style:family="presentation" style:parent-style-name="win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draw:text-box>
      </draw:frame>
      <draw:frame draw:style-name="Mgr1" draw:text-style-name="MP2" draw:layer="backgroundobjects" svg:width="9.369cm" svg:height="1.396cm" svg:x="12.22cm" svg:y="0cm" presentation:class="date-time">
        <draw:text-box>
          <text:p/>
        </draw:text-box>
      </draw:frame>
      <draw:frame draw:style-name="Mgr2" draw:text-style-name="MP1" draw:layer="backgroundobjects" svg:width="9.369cm" svg:height="1.396cm" svg:x="0cm" svg:y="26.543cm" presentation:class="footer">
        <draw:text-box>
          <text:p/>
        </draw:text-box>
      </draw:frame>
      <draw:frame draw:style-name="Mgr2" draw:text-style-name="MP2" draw:layer="backgroundobjects" svg:width="9.369cm" svg:height="1.396cm" svg:x="12.22cm" svg:y="26.543cm" presentation:class="page-number">
        <draw:text-box>
          <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draw:text-box>
      </draw:frame>
      <draw:frame presentation:style-name="Mpr1" draw:text-style-name="MP3" draw:layer="backgroundobjects" svg:width="8.872cm" svg:height="1.448cm" svg:x="9.572cm" svg:y="19.136cm" presentation:class="footer">
        <draw:text-box>
          <text:p/>
        </draw:text-box>
      </draw:frame>
      <draw:frame presentation:style-name="Mpr1" draw:text-style-name="MP2" draw:layer="backgroundobjects" svg:width="6.521cm" svg:height="1.448cm" svg:x="20.069cm" svg:y="19.136cm" presentation:class="page-number">
        <draw:text-box>
          <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draw:text-box>
        </draw:frame>
        <draw:frame presentation:style-name="Mpr2" draw:text-style-name="MP2" draw:layer="backgroundobjects" svg:width="9.369cm" svg:height="1.396cm" svg:x="12.22cm" svg:y="0cm" presentation:class="date-time">
          <draw:text-box>
            <text:p/>
          </draw:text-box>
        </draw:frame>
        <draw:frame presentation:style-name="Mpr3" draw:text-style-name="MP1" draw:layer="backgroundobjects" svg:width="9.369cm" svg:height="1.396cm" svg:x="0cm" svg:y="26.543cm" presentation:class="footer">
          <draw:text-box>
            <text:p/>
          </draw:text-box>
        </draw:frame>
        <draw:frame presentation:style-name="Mpr3" draw:text-style-name="MP2" draw:layer="backgroundobjects" svg:width="9.369cm" svg:height="1.396cm" svg:x="12.22cm" svg:y="26.543cm" presentation:class="page-number">
          <draw:text-box>
            <text:p/>
          </draw:text-box>
        </draw:frame>
      </presentation:notes>
    </style:master-page>
    <style:master-page style:name="wine" style:page-layout-name="PM1" draw:style-name="Mdp1">
      <office:forms form:automatic-focus="false" form:apply-design-mode="false"/>
      <draw:frame presentation:style-name="wine-title" draw:layer="backgroundobjects" svg:width="23.492cm" svg:height="3.507cm" svg:x="1.999cm" svg:y="1.994cm" presentation:class="title" presentation:placeholder="true">
        <draw:text-box/>
      </draw:frame>
      <draw:frame presentation:style-name="wine-outline1" draw:layer="backgroundobjects" svg:width="21.993cm" svg:height="12.003cm" svg:x="2.999cm" svg:y="6.501cm" presentation:class="outline" presentation:placeholder="true">
        <draw:text-box/>
      </draw:frame>
      <draw:frame presentation:style-name="Mpr4" draw:text-style-name="MP4" draw:layer="backgroundobjects" svg:width="6.521cm" svg:height="1.448cm" svg:x="1.399cm" svg:y="19.136cm" presentation:class="date-time">
        <draw:text-box>
          <text:p/>
        </draw:text-box>
      </draw:frame>
      <draw:frame presentation:style-name="Mpr4" draw:text-style-name="MP5" draw:layer="backgroundobjects" svg:width="8.872cm" svg:height="1.448cm" svg:x="9.572cm" svg:y="19.136cm" presentation:class="footer">
        <draw:text-box>
          <text:p/>
        </draw:text-box>
      </draw:frame>
      <draw:frame presentation:style-name="Mpr4" draw:text-style-name="MP6" draw:layer="backgroundobjects" svg:width="6.521cm" svg:height="1.448cm" svg:x="20.069cm" svg:y="19.136cm" presentation:class="page-number">
        <draw:text-box>
          <text:p/>
        </draw:text-box>
      </draw:frame>
      <presentation:notes style:page-layout-name="PM0">
        <draw:page-thumbnail presentation:style-name="wine-title" draw:layer="backgroundobjects" svg:width="15.265cm" svg:height="10.476cm" svg:x="3.161cm" svg:y="2.123cm" presentation:class="page"/>
        <draw:frame presentation:style-name="win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draw:text-box>
        </draw:frame>
        <draw:frame presentation:style-name="Mpr5" draw:text-style-name="MP6" draw:layer="backgroundobjects" svg:width="9.369cm" svg:height="1.396cm" svg:x="12.219cm" svg:y="0cm" presentation:class="date-time">
          <draw:text-box>
            <text:p/>
          </draw:text-box>
        </draw:frame>
        <draw:frame presentation:style-name="Mpr6" draw:text-style-name="MP4" draw:layer="backgroundobjects" svg:width="9.369cm" svg:height="1.396cm" svg:x="0cm" svg:y="26.543cm" presentation:class="footer">
          <draw:text-box>
            <text:p/>
          </draw:text-box>
        </draw:frame>
        <draw:frame presentation:style-name="Mpr6" draw:text-style-name="MP6" draw:layer="backgroundobjects" svg:width="9.369cm" svg:height="1.396cm" svg:x="12.219cm" svg:y="26.543cm" presentation:class="page-number">
          <draw:text-box>
            <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avis Malmquist</meta:initial-creator>
    <meta:creation-date>2018-12-18T11:17:27.51</meta:creation-date>
    <meta:editing-duration>P1DT3H27M24S</meta:editing-duration>
    <meta:editing-cycles>21</meta:editing-cycles>
    <dc:date>2018-12-19T17:46:27.01</dc:date>
    <dc:creator>Travis Malmquist</dc:creator>
    <meta:generator>OpenOffice/4.1.5$Win32 OpenOffice.org_project/415m1$Build-9789</meta:generator>
    <meta:document-statistic meta:object-count="1056"/>
  </office:meta>
</office:document-meta>
</file>